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unga" svg:font-family="Tung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332cm"/>
    </style:style>
    <style:style style:name="co2" style:family="table-column">
      <style:table-column-properties fo:break-before="auto" style:column-width="1.886cm"/>
    </style:style>
    <style:style style:name="co3" style:family="table-column">
      <style:table-column-properties fo:break-before="auto" style:column-width="1.896cm"/>
    </style:style>
    <style:style style:name="co4" style:family="table-column">
      <style:table-column-properties fo:break-before="auto" style:column-width="5.703cm"/>
    </style:style>
    <style:style style:name="co5" style:family="table-column">
      <style:table-column-properties fo:break-before="auto" style:column-width="7.091cm"/>
    </style:style>
    <style:style style:name="co6" style:family="table-column">
      <style:table-column-properties fo:break-before="auto" style:column-width="3.773cm"/>
    </style:style>
    <style:style style:name="co7" style:family="table-column">
      <style:table-column-properties fo:break-before="auto" style:column-width="5.327cm"/>
    </style:style>
    <style:style style:name="co8" style:family="table-column">
      <style:table-column-properties fo:break-before="auto" style:column-width="5.022cm"/>
    </style:style>
    <style:style style:name="co9" style:family="table-column">
      <style:table-column-properties fo:break-before="auto" style:column-width="4.688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3.085cm"/>
    </style:style>
    <style:style style:name="co12" style:family="table-column">
      <style:table-column-properties fo:break-before="auto" style:column-width="13.67cm"/>
    </style:style>
    <style:style style:name="co13" style:family="table-column">
      <style:table-column-properties fo:break-before="auto" style:column-width="4.189cm"/>
    </style:style>
    <style:style style:name="ro1" style:family="table-row">
      <style:table-row-properties style:row-height="0.688cm" fo:break-before="auto" style:use-optimal-row-height="true"/>
    </style:style>
    <style:style style:name="ro2" style:family="table-row">
      <style:table-row-properties style:row-height="0.859cm" fo:break-before="auto" style:use-optimal-row-height="true"/>
    </style:style>
    <style:style style:name="ro3" style:family="table-row">
      <style:table-row-properties style:row-height="1.588cm" fo:break-before="auto" style:use-optimal-row-height="true"/>
    </style:style>
    <style:style style:name="ro4" style:family="table-row">
      <style:table-row-properties style:row-height="2.762cm" fo:break-before="auto" style:use-optimal-row-height="false"/>
    </style:style>
    <style:style style:name="ro5" style:family="table-row">
      <style:table-row-properties style:row-height="6.493cm" fo:break-before="auto" style:use-optimal-row-height="false"/>
    </style:style>
    <style:style style:name="ro6" style:family="table-row">
      <style:table-row-properties style:row-height="0.774cm" fo:break-before="auto" style:use-optimal-row-height="true"/>
    </style:style>
    <style:style style:name="ro7" style:family="table-row">
      <style:table-row-properties style:row-height="0.647cm" fo:break-before="auto" style:use-optimal-row-height="true"/>
    </style:style>
    <style:style style:name="ro8" style:family="table-row">
      <style:table-row-properties style:row-height="0.665cm" fo:break-before="auto" style:use-optimal-row-height="true"/>
    </style:style>
    <style:style style:name="ro9" style:family="table-row">
      <style:table-row-properties style:row-height="0.877cm" fo:break-before="auto" style:use-optimal-row-height="true"/>
    </style:style>
    <style:style style:name="ro10" style:family="table-row">
      <style:table-row-properties style:row-height="1.632cm" fo:break-before="auto" style:use-optimal-row-height="true"/>
    </style:style>
    <style:style style:name="ro11" style:family="table-row">
      <style:table-row-properties style:row-height="1.473cm" fo:break-before="auto" style:use-optimal-row-height="true"/>
    </style:style>
    <style:style style:name="ro12" style:family="table-row">
      <style:table-row-properties style:row-height="2.184cm" fo:break-before="auto" style:use-optimal-row-height="true"/>
    </style:style>
    <style:style style:name="ro13" style:family="table-row">
      <style:table-row-properties style:row-height="3.184cm" fo:break-before="auto" style:use-optimal-row-height="true"/>
    </style:style>
    <style:style style:name="ro14" style:family="table-row">
      <style:table-row-properties style:row-height="2.263cm" fo:break-before="auto" style:use-optimal-row-height="true"/>
    </style:style>
    <style:style style:name="ro15" style:family="table-row">
      <style:table-row-properties style:row-height="1.552cm" fo:break-before="auto" style:use-optimal-row-height="true"/>
    </style:style>
    <style:style style:name="ro16" style:family="table-row">
      <style:table-row-properties style:row-height="2.369cm" fo:break-before="auto" style:use-optimal-row-height="true"/>
    </style:style>
    <style:style style:name="ro17" style:family="table-row">
      <style:table-row-properties style:row-height="2.895cm" fo:break-before="auto" style:use-optimal-row-height="true"/>
    </style:style>
    <style:style style:name="ro18" style:family="table-row">
      <style:table-row-properties style:row-height="4.001cm" fo:break-before="auto" style:use-optimal-row-height="true"/>
    </style:style>
    <style:style style:name="ro19" style:family="table-row">
      <style:table-row-properties style:row-height="2.395cm" fo:break-before="auto" style:use-optimal-row-height="true"/>
    </style:style>
    <style:style style:name="ro20" style:family="table-row">
      <style:table-row-properties style:row-height="2.422cm" fo:break-before="auto" style:use-optimal-row-height="true"/>
    </style:style>
    <style:style style:name="ro21" style:family="table-row">
      <style:table-row-properties style:row-height="1.579cm" fo:break-before="auto" style:use-optimal-row-height="true"/>
    </style:style>
    <style:style style:name="ro22" style:family="table-row">
      <style:table-row-properties style:row-height="2.342cm" fo:break-before="auto" style:use-optimal-row-height="true"/>
    </style:style>
    <style:style style:name="ro23" style:family="table-row">
      <style:table-row-properties style:row-height="3.106cm" fo:break-before="auto" style:use-optimal-row-height="true"/>
    </style:style>
    <style:style style:name="ro24" style:family="table-row">
      <style:table-row-properties style:row-height="5.976cm" fo:break-before="auto" style:use-optimal-row-height="true"/>
    </style:style>
    <style:style style:name="ro25" style:family="table-row">
      <style:table-row-properties style:row-height="3.87cm" fo:break-before="auto" style:use-optimal-row-height="true"/>
    </style:style>
    <style:style style:name="ro26" style:family="table-row">
      <style:table-row-properties style:row-height="4.632cm" fo:break-before="auto" style:use-optimal-row-height="true"/>
    </style:style>
    <style:style style:name="ro27" style:family="table-row">
      <style:table-row-properties style:row-height="5.186cm" fo:break-before="auto" style:use-optimal-row-height="true"/>
    </style:style>
    <style:style style:name="ro28" style:family="table-row">
      <style:table-row-properties style:row-height="1.52cm" fo:break-before="auto" style:use-optimal-row-height="true"/>
    </style:style>
    <style:style style:name="ro29" style:family="table-row">
      <style:table-row-properties style:row-height="1.637cm" fo:break-before="auto" style:use-optimal-row-height="true"/>
    </style:style>
    <style:style style:name="ro30" style:family="table-row">
      <style:table-row-properties style:row-height="0.65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style:text-align-source="fix" style:repeat-content="false"/>
      <style:paragraph-properties fo:text-align="end" fo:margin-left="0cm"/>
      <style:text-properties fo:font-size="15pt" style:font-size-asian="15pt" style:font-size-complex="15pt"/>
    </style:style>
    <style:style style:name="ce2" style:family="table-cell" style:parent-style-name="Default">
      <style:table-cell-properties fo:border="0.002cm solid #000000"/>
      <style:text-properties fo:font-size="14pt" style:font-size-asian="14pt" style:font-size-complex="14pt"/>
    </style:style>
    <style:style style:name="ce3" style:family="table-cell" style:parent-style-name="Default">
      <style:text-properties fo:font-size="14pt" style:font-size-asian="14pt" style:font-size-complex="14pt"/>
    </style:style>
    <style:style style:name="ce4" style:family="table-cell" style:parent-style-name="Default">
      <style:table-cell-properties fo:background-color="#ffff99" style:text-align-source="fix" style:repeat-content="false" style:vertical-align="middle"/>
      <style:paragraph-properties fo:text-align="end" fo:margin-left="0cm"/>
      <style:text-properties fo:font-size="15pt" style:font-size-asian="15pt" style:font-size-complex="15pt"/>
    </style:style>
    <style:style style:name="ce5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6" style:family="table-cell" style:parent-style-name="Default">
      <style:table-cell-properties fo:background-color="#ffff99"/>
      <style:text-properties fo:font-size="14pt" style:font-size-asian="14pt" style:font-size-complex="14pt"/>
    </style:style>
    <style:style style:name="ce7" style:family="table-cell" style:parent-style-name="Default" style:data-style-name="N113">
      <style:table-cell-properties fo:background-color="#ccffff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8" style:family="table-cell" style:parent-style-name="Default" style:data-style-name="N111">
      <style:text-properties fo:font-size="14pt" style:font-size-asian="14pt" style:font-size-complex="14pt"/>
    </style:style>
    <style:style style:name="ce9" style:family="table-cell" style:parent-style-name="Default">
      <style:table-cell-properties fo:background-color="#ffff99"/>
      <style:text-properties fo:font-size="15pt" style:font-size-asian="15pt" style:font-size-complex="15pt"/>
    </style:style>
    <style:style style:name="ce10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4pt" style:font-size-asian="14pt" style:font-size-complex="14pt"/>
    </style:style>
    <style:style style:name="ce11" style:family="table-cell" style:parent-style-name="Default">
      <style:table-cell-properties fo:background-color="#ccff00" fo:wrap-option="no-wrap" fo:border="0.002cm solid #000000"/>
      <style:text-properties style:font-name="Tahoma" fo:font-size="18pt" style:font-name-asian="Tahoma" style:font-size-asian="18pt" style:font-name-complex="Tahoma" style:font-size-complex="18pt"/>
    </style:style>
    <style:style style:name="ce12" style:family="table-cell" style:parent-style-name="Default">
      <style:table-cell-properties fo:background-color="#ccff00" fo:wrap-option="wrap" fo:border="0.002cm solid #000000"/>
      <style:text-properties style:font-name="Tahoma" fo:font-size="18pt" fo:language="en" fo:country="US" style:font-name-asian="Arial" style:font-size-asian="18pt" style:language-asian="en" style:country-asian="US" style:font-name-complex="Tahoma" style:font-size-complex="18pt" style:language-complex="en" style:country-complex="US"/>
    </style:style>
    <style:style style:name="ce13" style:family="table-cell" style:parent-style-name="Default">
      <style:table-cell-properties fo:background-color="#ccff00" fo:wrap-option="wrap" fo:border="0.002cm solid #000000"/>
      <style:text-properties style:font-name="Tahoma" fo:font-size="18pt" fo:language="en" fo:country="US" style:font-name-asian="Tahoma" style:font-size-asian="18pt" style:language-asian="en" style:country-asian="US" style:font-name-complex="Tahoma" style:font-size-complex="18pt" style:language-complex="en" style:country-complex="US"/>
    </style:style>
    <style:style style:name="ce14" style:family="table-cell" style:parent-style-name="Default">
      <style:table-cell-properties fo:background-color="#ccff00" fo:wrap-option="wrap" fo:border="0.002cm solid #000000"/>
      <style:text-properties style:font-name="Tahoma" fo:font-size="18pt" fo:language="en" fo:country="US" style:font-name-asian="Tahoma" style:font-size-asian="18pt" style:language-asian="en" style:country-asian="US" style:font-name-complex="Tunga" style:font-size-complex="18pt" style:language-complex="en" style:country-complex="US"/>
    </style:style>
    <style:style style:name="ce15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Tahoma" style:font-size-asian="18pt" style:language-asian="en" style:country-asian="US" style:font-name-complex="Tahoma" style:font-size-complex="18pt" style:language-complex="en" style:country-complex="US"/>
    </style:style>
    <style:style style:name="ce16" style:family="table-cell" style:parent-style-name="Default">
      <style:table-cell-properties fo:wrap-option="wrap" fo:border="0.002cm solid #000000"/>
      <style:text-properties style:font-name="Tahoma" fo:font-size="18pt" fo:language="en" fo:country="US" fo:font-weight="normal" style:font-name-asian="Tahoma" style:font-size-asian="18pt" style:language-asian="en" style:country-asian="US" style:font-weight-asian="normal" style:font-name-complex="Tahoma" style:font-size-complex="18pt" style:language-complex="en" style:country-complex="US" style:font-weight-complex="normal"/>
    </style:style>
    <style:style style:name="ce17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Tahoma" style:font-size-asian="18pt" style:language-asian="en" style:country-asian="US" style:font-name-complex="Tunga" style:font-size-complex="18pt" style:language-complex="en" style:country-complex="US"/>
    </style:style>
    <style:style style:name="ce18" style:family="table-cell" style:parent-style-name="Default">
      <style:table-cell-properties fo:wrap-option="wrap" fo:border="0.002cm solid #000000"/>
      <style:text-properties style:font-name="Tunga" fo:font-size="18pt" fo:language="en" fo:country="US" style:font-name-asian="Tahoma" style:font-size-asian="18pt" style:language-asian="en" style:country-asian="US" style:font-name-complex="Tunga" style:font-size-complex="18pt" style:language-complex="en" style:country-complex="US"/>
    </style:style>
    <style:style style:name="ce19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Arial" style:font-size-asian="18pt" style:language-asian="en" style:country-asian="US" style:font-name-complex="Tahoma" style:font-size-complex="18pt" style:language-complex="en" style:country-complex="US"/>
    </style:style>
    <style:style style:name="ce20" style:family="table-cell" style:parent-style-name="Default">
      <style:table-cell-properties fo:wrap-option="wrap" fo:border="0.002cm solid #000000"/>
      <style:text-properties style:font-name="Tahoma" fo:font-size="18pt" style:font-name-asian="Tahoma" style:font-size-asian="18pt" style:font-name-complex="Tahoma" style:font-size-complex="18pt"/>
    </style:style>
    <style:style style:name="ce21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14pt" style:font-name-complex="Tahoma" style:font-size-complex="14pt"/>
    </style:style>
    <style:style style:name="ce22" style:family="table-cell" style:parent-style-name="Default">
      <style:table-cell-properties fo:wrap-option="no-wrap" fo:border="0.002cm solid #000000"/>
      <style:text-properties style:font-name="Tahoma" fo:font-size="14pt" style:font-name-asian="Tahoma" style:font-size-asian="20pt" style:font-name-complex="Tahoma" style:font-size-complex="14pt"/>
    </style:style>
    <style:style style:name="ce23" style:family="table-cell" style:parent-style-name="Default">
      <style:table-cell-properties fo:wrap-option="no-wrap" fo:border="0.002cm solid #000000"/>
      <style:text-properties style:font-name="Tahoma" fo:font-size="16pt" style:font-name-asian="Tahoma" style:font-size-asian="16pt" style:font-name-complex="Tahoma" style:font-size-complex="16pt"/>
    </style:style>
    <style:style style:name="ce24" style:family="table-cell" style:parent-style-name="Default">
      <style:table-cell-properties fo:wrap-option="no-wrap"/>
    </style:style>
    <style:style style:name="ce25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20pt" style:font-name-complex="Tahoma" style:font-size-complex="14pt"/>
    </style:style>
    <style:style style:name="ce26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27" style:family="table-cell" style:parent-style-name="Default" style:data-style-name="N112">
      <style:table-cell-properties fo:background-color="#ffff99"/>
      <style:text-properties fo:font-size="14pt" style:font-size-asian="14pt" style:font-size-complex="14pt"/>
    </style:style>
    <style:style style:name="ce28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29" style:family="table-cell" style:parent-style-name="Default">
      <style:text-properties fo:font-size="15pt" style:font-size-asian="15pt" style:font-size-complex="15pt"/>
    </style:style>
    <style:style style:name="ce30" style:family="table-cell" style:parent-style-name="Default">
      <style:table-cell-properties fo:border="0.002cm solid #000000"/>
      <style:text-properties style:font-name="Tahoma" fo:font-size="14pt" style:font-size-asian="14pt" style:font-size-complex="14pt"/>
    </style:style>
    <style:style style:name="ce31" style:family="table-cell" style:parent-style-name="Default">
      <style:table-cell-properties fo:wrap-option="wrap" fo:border="0.002cm solid #000000"/>
      <style:text-properties style:font-name="Tahoma" fo:font-size="15pt" fo:language="en" fo:country="US" style:font-name-asian="Arial" style:font-size-asian="15pt" style:language-asian="en" style:country-asian="US" style:font-name-complex="Tahoma" style:font-size-complex="15pt" style:language-complex="en" style:country-complex="US"/>
    </style:style>
    <style:style style:name="ce32" style:family="table-cell" style:parent-style-name="Default">
      <style:table-cell-properties fo:wrap-option="wrap" fo:border="0.002cm solid #000000"/>
      <style:text-properties style:font-name="Tahoma" fo:font-size="18pt" fo:language="en" fo:country="US" fo:font-weight="normal" style:font-name-asian="Arial" style:font-size-asian="18pt" style:language-asian="en" style:country-asian="US" style:font-weight-asian="normal" style:font-name-complex="Tahoma" style:font-size-complex="18pt" style:language-complex="en" style:country-complex="US" style:font-weight-complex="normal"/>
    </style:style>
    <style:style style:name="ce33" style:family="table-cell" style:parent-style-name="Default">
      <style:table-cell-properties fo:wrap-option="wrap" fo:border="0.002cm solid #000000"/>
      <style:text-properties style:font-name="Tahoma" fo:font-size="16pt" fo:language="en" fo:country="US" style:font-name-asian="Arial" style:font-size-asian="16pt" style:language-asian="en" style:country-asian="US" style:font-name-complex="Tahoma" style:font-size-complex="16pt" style:language-complex="en" style:country-complex="US"/>
    </style:style>
    <style:style style:name="ce34" style:family="table-cell" style:parent-style-name="Default">
      <style:table-cell-properties fo:wrap-option="wrap" fo:border="0.002cm solid #000000"/>
      <style:text-properties style:font-name="Tahoma" fo:font-size="16pt" style:font-name-asian="Tahoma" style:font-size-asian="16pt" style:font-name-complex="Tahoma" style:font-size-complex="16pt"/>
    </style:style>
    <style:style style:name="ce35" style:family="table-cell" style:parent-style-name="Default">
      <style:table-cell-properties fo:wrap-option="no-wrap" fo:border="0.002cm solid #000000"/>
      <style:text-properties style:font-name="Tahoma" fo:font-size="15pt" style:font-name-asian="Tahoma" style:font-size-asian="15pt" style:font-name-complex="Tahoma" style:font-size-complex="15pt"/>
    </style:style>
    <style:style style:name="ce36" style:family="table-cell" style:parent-style-name="Default">
      <style:table-cell-properties fo:wrap-option="wrap" fo:border="0.002cm solid #000000"/>
      <style:text-properties style:font-name="Tahoma" fo:font-size="13pt" style:font-name-asian="Tahoma" style:font-size-asian="13pt" style:font-name-complex="Tahoma" style:font-size-complex="13pt"/>
    </style:style>
    <style:style style:name="ce37" style:family="table-cell" style:parent-style-name="Default">
      <style:text-properties fo:font-size="13pt" style:font-size-asian="13pt" style:font-size-complex="13pt"/>
    </style:style>
  </office:automatic-styles>
  <office:body>
    <office:spreadsheet>
      <table:table table:name="data" table:style-name="ta1" table:print="false">
        <office:forms form:automatic-focus="false" form:apply-design-mode="false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2" table:default-cell-style-name="ce3"/>
        <table:table-column table:style-name="co10" table:default-cell-style-name="ce3"/>
        <table:table-column table:style-name="co11" table:default-cell-style-name="ce29"/>
        <table:table-column table:style-name="co11" table:default-cell-style-name="ce3"/>
        <table:table-column table:style-name="co10" table:number-columns-repeated="1010" table:default-cell-style-name="ce3"/>
        <table:table-row table:style-name="ro1">
          <table:table-cell table:style-name="ce1" table:formula="of:=CONCATENATE(&quot;(&quot;;MAX(a#ref!;[.A112]);&quot;)&quot;)" office:value-type="string" office:string-value="エラー:508">
            <text:p>エラー:508</text:p>
          </table:table-cell>
          <table:table-cell table:style-name="ce4"/>
          <table:table-cell table:style-name="ce6" office:value-type="string">
            <text:p>entry</text:p>
          </table:table-cell>
          <table:table-cell table:style-name="ce9"/>
          <table:table-cell table:style-name="ce6" office:value-type="string">
            <text:p>sentence</text:p>
          </table:table-cell>
          <table:table-cell table:style-name="ce6" table:number-columns-repeated="3"/>
          <table:table-cell table:style-name="ce6" office:value-type="string">
            <text:p>id</text:p>
          </table:table-cell>
          <table:table-cell table:style-name="ce6" table:number-columns-repeated="3"/>
          <table:table-cell table:style-name="ce27"/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">
            <text:p>1</text:p>
          </table:table-cell>
          <table:table-cell table:style-name="ce5"/>
          <table:table-cell table:style-name="ce7"/>
          <table:table-cell table:style-name="ce10"/>
          <table:table-cell table:style-name="ce11" office:value-type="string">
            <text:p>[poniedzial`ek / </text:p>
          </table:table-cell>
          <table:table-cell table:style-name="ce20" office:value-type="string">
            <text:p>uMsombuluko</text:p>
          </table:table-cell>
          <table:table-cell table:style-name="ce20"/>
          <table:table-cell table:style-name="ce22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">
            <text:p>2</text:p>
          </table:table-cell>
          <table:table-cell table:style-name="ce5"/>
          <table:table-cell table:style-name="ce7"/>
          <table:table-cell table:style-name="ce10"/>
          <table:table-cell table:style-name="ce12" office:value-type="string">
            <text:p>[wtorek / </text:p>
          </table:table-cell>
          <table:table-cell table:style-name="ce20" office:value-type="string">
            <text:p>ULwesibili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">
            <text:p>3</text:p>
          </table:table-cell>
          <table:table-cell table:style-name="ce5"/>
          <table:table-cell table:style-name="ce7"/>
          <table:table-cell table:style-name="ce10"/>
          <table:table-cell table:style-name="ce13" office:value-type="string">
            <text:p>[s`roda</text:p>
          </table:table-cell>
          <table:table-cell table:style-name="ce20" office:value-type="string">
            <text:p>ULwesithathu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">
            <text:p>4</text:p>
          </table:table-cell>
          <table:table-cell table:style-name="ce5"/>
          <table:table-cell table:style-name="ce7"/>
          <table:table-cell table:style-name="ce10"/>
          <table:table-cell table:style-name="ce13" office:value-type="string">
            <text:p>[czwartek</text:p>
          </table:table-cell>
          <table:table-cell table:style-name="ce20" office:value-type="string">
            <text:p>ULwesine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">
            <text:p>5</text:p>
          </table:table-cell>
          <table:table-cell table:style-name="ce5"/>
          <table:table-cell table:style-name="ce7"/>
          <table:table-cell table:style-name="ce10"/>
          <table:table-cell table:style-name="ce14" office:value-type="string">
            <text:p>pia_tek</text:p>
          </table:table-cell>
          <table:table-cell table:style-name="ce20" office:value-type="string">
            <text:p>ULwesihlanu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">
            <text:p>6</text:p>
          </table:table-cell>
          <table:table-cell table:style-name="ce5"/>
          <table:table-cell table:style-name="ce7"/>
          <table:table-cell table:style-name="ce10"/>
          <table:table-cell table:style-name="ce13" office:value-type="string">
            <text:p>[sobota</text:p>
          </table:table-cell>
          <table:table-cell table:style-name="ce20" office:value-type="string">
            <text:p>UMgqibelo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">
            <text:p>7</text:p>
          </table:table-cell>
          <table:table-cell table:style-name="ce5"/>
          <table:table-cell table:style-name="ce7"/>
          <table:table-cell table:style-name="ce10"/>
          <table:table-cell table:style-name="ce13" office:value-type="string">
            <text:p>[niedziele</text:p>
          </table:table-cell>
          <table:table-cell table:style-name="ce20" office:value-type="string">
            <text:p>NgeSonto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8">
            <text:p>8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poniedzial`ek</text:p>
          </table:table-cell>
          <table:table-cell table:style-name="ce20" office:value-type="string">
            <text:p>UMsombuluko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9">
            <text:p>9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[dwa</text:p>
          </table:table-cell>
          <table:table-cell table:style-name="ce20" office:value-type="string">
            <text:p>amabili. 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0">
            <text:p>10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[druga</text:p>
          </table:table-cell>
          <table:table-cell table:style-name="ce20" office:value-type="string">
            <text:p>okwesibili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1">
            <text:p>11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[trzy</text:p>
          </table:table-cell>
          <table:table-cell table:style-name="ce20" office:value-type="string">
            <text:p>amathathu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2">
            <text:p>12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siedem</text:p>
          </table:table-cell>
          <table:table-cell table:style-name="ce20" office:value-type="string">
            <text:p>isikhombisa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13">
            <text:p>13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[sio`dmy</text:p>
          </table:table-cell>
          <table:table-cell table:style-name="ce20" office:value-type="string">
            <text:p>nesikhombisa / eyeisikhombisa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">
            <text:p>14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[osiem</text:p>
          </table:table-cell>
          <table:table-cell table:style-name="ce20" office:value-type="string">
            <text:p>ayisishiyagalombili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5"/>
          <table:table-cell table:style-name="ce7"/>
          <table:table-cell table:style-name="ce10"/>
          <table:table-cell table:style-name="ce15" office:value-type="string">
            <text:p>dwadzies`cia</text:p>
          </table:table-cell>
          <table:table-cell table:style-name="ce20" office:value-type="string">
            <text:p>amashumi amabili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/>
          <table:table-cell table:number-columns-repeated="1010"/>
        </table:table-row>
        <table:table-row table:style-name="ro2">
          <table:table-cell table:style-name="ce2" table:formula="of:=ROW()-1" office:value-type="float" office:value="16">
            <text:p>16</text:p>
          </table:table-cell>
          <table:table-cell table:style-name="ce5"/>
          <table:table-cell table:style-name="ce7"/>
          <table:table-cell table:style-name="ce10"/>
          <table:table-cell table:style-name="ce16" office:value-type="string">
            <text:p>[kilkadziesia_t </text:p>
          </table:table-cell>
          <table:table-cell table:style-name="ce20" office:value-type="string">
            <text:p>amashumi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7">
            <text:p>17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[tens-th </text:p>
          </table:table-cell>
          <table:table-cell table:style-name="ce20" office:value-type="string">
            <text:p>wamashumi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8">
            <text:p>18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9">
            <text:p>19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0">
            <text:p>20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1">
            <text:p>21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kwiecien`</text:p>
          </table:table-cell>
          <table:table-cell table:style-name="ce15" office:value-type="string">
            <text:p>Mbasa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2">
            <text:p>22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 office:value-type="string">
            <text:p>##:20220221_102836</text:p>
          </table:table-cell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3">
            <text:p>23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4">
            <text:p>24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5">
            <text:p>25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6">
            <text:p>26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7">
            <text:p>27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8">
            <text:p>28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9">
            <text:p>29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0">
            <text:p>30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1">
            <text:p>31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2">
            <text:p>32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3">
            <text:p>33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4">
            <text:p>34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5">
            <text:p>35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6">
            <text:p>36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7">
            <text:p>37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8">
            <text:p>38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9">
            <text:p>39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0">
            <text:p>40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1">
            <text:p>41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2">
            <text:p>42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3">
            <text:p>43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4">
            <text:p>44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5">
            <text:p>45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6">
            <text:p>46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7">
            <text:p>47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8">
            <text:p>48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9">
            <text:p>49</text:p>
          </table:table-cell>
          <table:table-cell table:style-name="ce5"/>
          <table:table-cell table:style-name="ce7"/>
          <table:table-cell table:style-name="ce10"/>
          <table:table-cell table:style-name="ce17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0">
            <text:p>50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1">
            <text:p>51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2">
            <text:p>52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53">
            <text:p>53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4">
            <text:p>54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55">
            <text:p>55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6">
            <text:p>56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7">
            <text:p>57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8">
            <text:p>58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9">
            <text:p>59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0">
            <text:p>60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1">
            <text:p>61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2">
            <text:p>62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3">
            <text:p>63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4">
            <text:p>64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5">
            <text:p>65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6">
            <text:p>66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7">
            <text:p>67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8">
            <text:p>68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9">
            <text:p>69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0">
            <text:p>70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1">
            <text:p>71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2">
            <text:p>72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3">
            <text:p>73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4">
            <text:p>74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5">
            <text:p>75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6">
            <text:p>76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6">
          <table:table-cell table:number-columns-repeated="2" office:value-type="string">
            <text:p>*</text:p>
          </table:table-cell>
          <table:table-cell table:style-name="ce8" table:formula="of:=NOW()" office:value-type="date" office:date-value="2022-07-24T10:48:15.76">
            <text:p>0724 <text:s/>1048</text:p>
          </table:table-cell>
          <table:table-cell table:style-name="ce10"/>
          <table:table-cell table:style-name="ce18" table:number-columns-spanned="3" table:number-rows-spanned="1"/>
          <table:covered-table-cell table:number-columns-repeated="2" table:style-name="ce21"/>
          <table:table-cell office:value-type="string">
            <text:p>*</text:p>
          </table:table-cell>
          <table:table-cell table:style-name="ce8" table:formula="of:=NOW()" office:value-type="date" office:date-value="2022-07-24T10:48:15.76">
            <text:p>0724 <text:s/>1048</text:p>
          </table:table-cell>
          <table:table-cell table:style-name="ce8" table:formula="of:=NOW()" office:value-type="date" office:date-value="2022-07-24T10:48:15.76">
            <text:p>0724 <text:s/>1048</text:p>
          </table:table-cell>
          <table:table-cell table:number-columns-repeated="2" table:style-name="ce8" office:value-type="string">
            <text:p>*</text:p>
          </table:table-cell>
          <table:table-cell table:style-name="ce8" table:formula="of:=NOW()" office:value-type="date" office:date-value="2022-07-24T10:48:15.76">
            <text:p>0724 <text:s/>1048</text:p>
          </table:table-cell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6">
          <table:table-cell table:number-columns-repeated="3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number-columns-repeated="5"/>
          <table:table-cell table:style-name="ce28"/>
          <table:table-cell table:number-columns-repeated="1011"/>
        </table:table-row>
        <table:table-row table:style-name="ro7">
          <table:table-cell table:number-columns-repeated="3"/>
          <table:table-cell table:style-name="ce8" table:formula="of:=NOW()" office:value-type="date" office:date-value="2022-07-24T10:48:15.76">
            <text:p>0724 <text:s/>1048</text:p>
          </table:table-cell>
          <table:table-cell table:style-name="ce8" table:formula="of:=NOW()" office:value-type="date" office:date-value="2022-07-24T10:48:15.76">
            <text:p>0724 <text:s/>1048</text:p>
          </table:table-cell>
          <table:table-cell table:style-name="ce21" table:number-columns-repeated="2"/>
          <table:table-cell table:number-columns-repeated="5"/>
          <table:table-cell table:style-name="ce28"/>
          <table:table-cell table:number-columns-repeated="1011"/>
        </table:table-row>
        <table:table-row table:style-name="ro7">
          <table:table-cell/>
          <table:table-cell table:style-name="Default"/>
          <table:table-cell table:number-columns-repeated="10"/>
          <table:table-cell table:style-name="ce28"/>
          <table:table-cell table:number-columns-repeated="1011"/>
        </table:table-row>
        <table:table-row table:style-name="ro7" table:number-rows-repeated="30">
          <table:table-cell table:number-columns-repeated="12"/>
          <table:table-cell table:style-name="ce28"/>
          <table:table-cell table:number-columns-repeated="1011"/>
        </table:table-row>
        <table:table-row table:style-name="ro7" table:number-rows-repeated="1048464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main" table:style-name="ta1" table:print="false">
        <office:forms form:automatic-focus="false" form:apply-design-mode="false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12" table:default-cell-style-name="ce3"/>
        <table:table-column table:style-name="co13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2" table:default-cell-style-name="ce3"/>
        <table:table-column table:style-name="co10" table:default-cell-style-name="ce3"/>
        <table:table-column table:style-name="co11" table:default-cell-style-name="ce29"/>
        <table:table-column table:style-name="co11" table:default-cell-style-name="ce3"/>
        <table:table-column table:style-name="co10" table:number-columns-repeated="1010" table:default-cell-style-name="ce3"/>
        <table:table-row table:style-name="ro8">
          <table:table-cell table:style-name="ce1" table:formula="of:=CONCATENATE(&quot;(&quot;;MAX(a#ref!;[.A112]);&quot;)&quot;)" office:value-type="string" office:string-value="エラー:508">
            <text:p>エラー:508</text:p>
          </table:table-cell>
          <table:table-cell table:style-name="ce4"/>
          <table:table-cell table:style-name="ce6" office:value-type="string">
            <text:p>entry</text:p>
          </table:table-cell>
          <table:table-cell table:style-name="ce9"/>
          <table:table-cell table:style-name="ce6" office:value-type="string">
            <text:p>sentence</text:p>
          </table:table-cell>
          <table:table-cell table:style-name="ce6" table:number-columns-repeated="3"/>
          <table:table-cell table:style-name="ce6" office:value-type="string">
            <text:p>id</text:p>
          </table:table-cell>
          <table:table-cell table:style-name="ce6" table:number-columns-repeated="3"/>
          <table:table-cell table:style-name="ce27"/>
          <table:table-cell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">
            <text:p>1</text:p>
          </table:table-cell>
          <table:table-cell table:style-name="ce5"/>
          <table:table-cell table:style-name="ce7" office:value-type="date" office:date-value="2022-05-10">
            <text:p>0510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Poniedziałek, dziewiątego Maja. / Wiek : 8,3.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2">
            <text:p>2</text:p>
          </table:table-cell>
          <table:table-cell table:style-name="ce5"/>
          <table:table-cell table:style-name="ce7"/>
          <table:table-cell table:style-name="ce10" office:value-type="string">
            <text:p>a-1</text:p>
          </table:table-cell>
          <table:table-cell table:style-name="ce19" office:value-type="string" table:number-columns-spanned="3" table:number-rows-spanned="1">
            <text:p>يوم الأثنين، التاسع من شهر مايو \ السابع من شهر شوّال.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3">
            <text:p>3</text:p>
          </table:table-cell>
          <table:table-cell table:style-name="ce5"/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월요일 (5/9). / 입하 (5/5), 제 넷 날. / 초후(5/5), 제 넷. / 공자, 2574(서력 + 552). 네닌, 152(공자 - 2422). 간교 1144 (공자 - 1430).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4">
            <text:p>4</text:p>
          </table:table-cell>
          <table:table-cell table:style-name="ce5"/>
          <table:table-cell table:style-name="ce7"/>
          <table:table-cell table:style-name="ce10" office:value-type="string">
            <text:p>j-1</text:p>
          </table:table-cell>
          <table:table-cell table:style-name="ce19" office:value-type="string" table:number-columns-spanned="3" table:number-rows-spanned="1">
            <text:p>猫：（１）ミケ。フェンスの前に着く。ほぼ同時に、ミケ、下空間の、右手から、やって来る。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5">
            <text:p>5</text:p>
          </table:table-cell>
          <table:table-cell table:style-name="ce5"/>
          <table:table-cell table:style-name="ce7"/>
          <table:table-cell table:style-name="ce10" office:value-type="string">
            <text:p>j-2</text:p>
          </table:table-cell>
          <table:table-cell table:style-name="ce19" office:value-type="string" table:number-columns-spanned="3" table:number-rows-spanned="1">
            <text:p>（２）ペースト。冷蔵庫からのもの。半分。フェンスを通して、落とす。ミケは、食べている。雨降り。雨をいやがる風でもない。＜２＞さらに、固形。筒を使う。２回、か。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6">
            <text:p>6</text:p>
          </table:table-cell>
          <table:table-cell table:style-name="ce5"/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[wiedza : rośliny] Przymiotno białe(ヒメジョオン). &lt;1&gt; Rodzaj : Przymiotno (nazwa naukowa : Erigeron) &lt;2&gt; E. philadelphicus(ハルジオン). Z tym, w tym samym rodzaju. &lt;3&gt; Sezon kwitnienia : Od Maja do Sierpnia.</text:p>
          </table:table-cell>
          <table:covered-table-cell table:number-columns-repeated="2" table:style-name="ce21"/>
          <table:table-cell table:style-name="ce3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7">
            <text:p>7</text:p>
          </table:table-cell>
          <table:table-cell table:style-name="ce5"/>
          <table:table-cell table:style-name="ce7" office:value-type="date" office:date-value="2022-05-11T09:52:44.95">
            <text:p>0511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Wtorek, dziesiątego Maja. / Wiek : 9,3.</text:p>
          </table:table-cell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8">
            <text:p>8</text:p>
          </table:table-cell>
          <table:table-cell table:style-name="ce5"/>
          <table:table-cell table:style-name="ce7"/>
          <table:table-cell table:style-name="ce10" office:value-type="string">
            <text:p>a-1</text:p>
          </table:table-cell>
          <table:table-cell table:style-name="ce19" office:value-type="string" table:number-columns-spanned="3" table:number-rows-spanned="1">
            <text:p>يوم الثلاثاء، العاشر من شهر مايو \ الثامن من شهر شوّال.</text:p>
          </table:table-cell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9">
            <text:p>9</text:p>
          </table:table-cell>
          <table:table-cell table:style-name="ce5" table:formula="of:=[.B8]+1" office:value-type="float" office:value="1">
            <text:p>1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화요일 (5/10). / 입하 (5/5), 제 여섯 날. / 차후 (5/10), 제 하나 날. / 공자 2574, 네닌 152, 간교 1144</text:p>
          </table:table-cell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10">
            <text:p>10</text:p>
          </table:table-cell>
          <table:table-cell table:style-name="ce5"/>
          <table:table-cell table:style-name="ce7"/>
          <table:table-cell table:style-name="ce10" office:value-type="string">
            <text:p>j-1</text:p>
          </table:table-cell>
          <table:table-cell table:style-name="ce19" office:value-type="string" table:number-columns-spanned="3" table:number-rows-spanned="1">
            <text:p>猫（１）ミケ。中間壁。＜１＞地面に下ろす。２－３度、腰の摩り、身体を私の脚部へ押し付け。&lt;2&gt;すると、[ニャア]と、鳴きながらだったか、歩道へ行ってしまう。壁に登ってくる。</text:p>
          </table:table-cell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11">
            <text:p>11</text:p>
          </table:table-cell>
          <table:table-cell table:style-name="ce5" table:formula="of:=[.B10]+1" office:value-type="float" office:value="2">
            <text:p>2</text:p>
          </table:table-cell>
          <table:table-cell table:style-name="ce7"/>
          <table:table-cell table:style-name="ce10" office:value-type="string">
            <text:p>j-2</text:p>
          </table:table-cell>
          <table:table-cell table:style-name="ce19" office:value-type="string" table:number-columns-spanned="3" table:number-rows-spanned="1">
            <text:p>（２）中間からやってきた時に、ペーストを置いた。そのペーストを、食べ始める。</text:p>
          </table:table-cell>
          <table:covered-table-cell table:number-columns-repeated="2" table:style-name="ce21"/>
          <table:table-cell table:style-name="ce36"/>
          <table:table-cell table:style-name="ce37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 table:formula="of:=ROW()-1" office:value-type="float" office:value="12">
            <text:p>12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j-3</text:p>
          </table:table-cell>
          <table:table-cell table:style-name="ce19" office:value-type="string" table:number-columns-spanned="3" table:number-rows-spanned="1">
            <text:p>（３）思ったこと：ミケは、クロと違って、地上で、ごろごろをしたり、周囲を凝視、はしない。ミケに声をかけた[お前は、お前だな]</text:p>
          </table:table-cell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13">
            <text:p>13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[역사:서력] (1) &lt;1895 : 일본&gt; 청나라에게 랴오둥 반도를 반환 (2) &lt;1857 : 영속 인도&gt; 세포이 항쟁</text:p>
          </table:table-cell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2" table:formula="of:=ROW()-1" office:value-type="float" office:value="14">
            <text:p>14</text:p>
          </table:table-cell>
          <table:table-cell table:style-name="ce5" table:formula="of:=[.B14]+1" office:value-type="float" office:value="2">
            <text:p>2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[wiedza] (1) Wiechlina roczna (スズメノカタビラ). &lt;1&gt; Roślina jednoletnia. &lt;2&gt; Kłącze, nie ma. &lt;3&gt; Sezon kwitnienia : Niezależnie do sezonu. głównie, wiosną.</text:p>
          </table:table-cell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5">
            <text:p>15</text:p>
          </table:table-cell>
          <table:table-cell table:style-name="ce5" table:formula="of:=[.B15]+1" office:value-type="float" office:value="3">
            <text:p>3</text:p>
          </table:table-cell>
          <table:table-cell table:style-name="ce7" office:value-type="date" office:date-value="2022-05-12T16:39:03.9">
            <text:p>0512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środa, jedenastego Maja. / Wiek : 10,3.</text:p>
          </table:table-cell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6">
            <text:p>16</text:p>
          </table:table-cell>
          <table:table-cell table:style-name="ce5" table:formula="of:=[.B16]+1" office:value-type="float" office:value="4">
            <text:p>4</text:p>
          </table:table-cell>
          <table:table-cell table:style-name="ce7"/>
          <table:table-cell table:style-name="ce10" office:value-type="string">
            <text:p>a-1</text:p>
          </table:table-cell>
          <table:table-cell table:style-name="ce19" office:value-type="string" table:number-columns-spanned="3" table:number-rows-spanned="1">
            <text:p>يوم الأربعاء، الحادي عشر من شهر مايو \ التاسع من شهر <text:s/>شوّال.</text:p>
          </table:table-cell>
          <table:covered-table-cell table:number-columns-repeated="2" table:style-name="ce21"/>
          <table:table-cell table:style-name="ce22" office:value-type="string">
            <text:p><text:a xlink:href="https://ihl-databases.icrc.org/applic/ihl/ihl.nsf/Article.xsp?action=openDocument&amp;documentId=A4E145A2A7A68875C12563CD0051B9AE">https://ihl-databases.icrc.org/applic/ihl/ihl.nsf/Article.xsp?action=openDocument&amp;documentId=A4E145A2A7A68875C12563CD0051B9AE</text:a> </text:p>
          </table:table-cell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17">
            <text:p>17</text:p>
          </table:table-cell>
          <table:table-cell table:style-name="ce5" table:formula="of:=[.B17]+1" office:value-type="float" office:value="5">
            <text:p>5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수요일 (5/11). / 입하(5/5), 제 일곱(7) 날. / 차후 (5/10), 제 둘 날. / 공자 2574. 레닌 152 (-2422). 간교 1144 (-1430).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 table:formula="of:=ROW()-1" office:value-type="float" office:value="18">
            <text:p>18</text:p>
          </table:table-cell>
          <table:table-cell table:style-name="ce5" table:formula="of:=[.B17]+1" office:value-type="float" office:value="5">
            <text:p>5</text:p>
          </table:table-cell>
          <table:table-cell table:style-name="ce7"/>
          <table:table-cell table:style-name="ce10" office:value-type="string">
            <text:p>j-1</text:p>
          </table:table-cell>
          <table:table-cell table:style-name="ce19" office:value-type="string" table:number-columns-spanned="3" table:number-rows-spanned="1">
            <text:p>猫：（１）ミケ。初め、フェンスの中。[肩壁]の位置まで進む。ミケは、フェンスの中の、対応する位置まで出張ってくる。外へは来ない。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 table:formula="of:=ROW()-1" office:value-type="float" office:value="19">
            <text:p>19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（２）[突出]の下まで、戻る。舌を鳴らす。ミケを呼ぶ。しばらくして、出てくる。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20">
            <text:p>20</text:p>
          </table:table-cell>
          <table:table-cell table:style-name="ce5" table:formula="of:=[.B20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（３）[餌遣り壁]のところまで来る。そこから先へは、来ない。餌遣りの位置においても、コンクリの部分へは、足を置かない。その手前、フェンスのすぐ脇、土の部分に、留まる。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21">
            <text:p>21</text:p>
          </table:table-cell>
          <table:table-cell table:style-name="ce5" table:formula="of:=[.B21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（４）足を掴んで、下ろす。は、しなかったか。＜２＞ペースト、そして、固形。＜３＞固形は、ペーストの食べ終わりを待ってから。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/>
          <table:table-cell table:style-name="ce5" table:formula="of:=[.B22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（５）思ったこと＜１＞ミケ。クロがいなくなって、ひとりになった。なにか、周囲に、変化が出たか。人間から、何かされたか。別の猫、生き物が、縄張りに入ってきたか。＜２＞私に対して、警戒している。と、解釈した。</text:p>
          </table:table-cell>
          <table:covered-table-cell table:number-columns-repeated="2" table:style-name="ce21"/>
          <table:table-cell table:style-name="ce23" office:value-type="string">
            <text:p><text:a xlink:href="https://ihl-databases.icrc.org/applic/ihl/ihl.nsf/Article.xsp?action=openDocument&amp;documentId=3F78F96145A77442C12563CD0051B9F0">https://ihl-databases.icrc.org/applic/ihl/ihl.nsf/Article.xsp?action=openDocument&amp;documentId=3F78F96145A77442C12563CD0051B9F0</text:a> </text:p>
          </table:table-cell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/>
          <table:table-cell table:number-columns-repeated="1010"/>
        </table:table-row>
        <table:table-row table:style-name="ro18">
          <table:table-cell table:style-name="ce2" table:formula="of:=ROW()-1" office:value-type="float" office:value="23">
            <text:p>23</text:p>
          </table:table-cell>
          <table:table-cell table:style-name="ce5" table:formula="of:=[.B23]+1" office:value-type="float" office:value="0">
            <text:p>エラー:509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[역사] (1) &lt;1974 : 일본&gt; 후루카와코어교어(古河工業) 회사. 아시오 광독 사전(足尾鉱毒事件)의 비해자들과의 조정(調停)이 성립. (2) &lt;1939:일본(만주국, 満州国)&gt; 소련, 몽골 사이에 한힌골 전투(일본 : ノモンハン事件) 발생. (3) &lt;1955:일본&gt; 시운마루호 사고 (紫雲丸事故). 일본 세토 내해에서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2" table:formula="of:=ROW()-1" office:value-type="float" office:value="24">
            <text:p>24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[wiedza] (1) E.philadelphicus(ハルジオン) i przymiotno białe (Erigeron annuus, ヒメジョオン). &lt;1&gt; Ja je rozróżnić : E.p. --&gt; liść trzyma łodygę. / E.a. --&gt; nie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25">
            <text:p>25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date" office:date-value="2022-05-17T09:19:52.5">
            <text:p>0517</text:p>
          </table:table-cell>
          <table:table-cell table:style-name="ce10" office:value-type="string">
            <text:p>p-1</text:p>
          </table:table-cell>
          <table:table-cell table:style-name="ce31" office:value-type="string" table:number-columns-spanned="3" table:number-rows-spanned="1">
            <text:p>poniedziałek, szesnastego Maja. / Wiek : 15,3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26">
            <text:p>26</text:p>
          </table:table-cell>
          <table:table-cell table:style-name="ce5" table:formula="of:=[.B26]+1" office:value-type="float" office:value="0">
            <text:p>エラー:509</text:p>
          </table:table-cell>
          <table:table-cell table:style-name="ce7"/>
          <table:table-cell table:style-name="ce10" office:value-type="string">
            <text:p>a-1</text:p>
          </table:table-cell>
          <table:table-cell table:style-name="ce19" office:value-type="string" table:number-columns-spanned="3" table:number-rows-spanned="1">
            <text:p>يوم الاثنين، السادس عشر من شهر مايو \ الرابع عشر من شهر شوّال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2" table:formula="of:=ROW()-1" office:value-type="float" office:value="27">
            <text:p>27</text:p>
          </table:table-cell>
          <table:table-cell table:style-name="ce5" table:formula="of:=[.B27]+1" office:value-type="float" office:value="0">
            <text:p>エラー:509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월요일 (5/16). / 입하(5/5), 제 열둘(12) 날. / 차후(5/10), 제 셋 날. / 칠십이후 : 지렁이가 지상으로 나온다. / 공자 2574. 레닌 152 (-2422). 간교 1144(-1430). 서력 2022(-552)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28">
            <text:p>28</text:p>
          </table:table-cell>
          <table:table-cell table:style-name="ce5" table:formula="of:=[.B28]+1" office:value-type="float" office:value="0">
            <text:p>エラー:509</text:p>
          </table:table-cell>
          <table:table-cell table:style-name="ce7"/>
          <table:table-cell table:style-name="ce10" office:value-type="string">
            <text:p>j-1</text:p>
          </table:table-cell>
          <table:table-cell table:style-name="ce19" office:value-type="string" table:number-columns-spanned="3" table:number-rows-spanned="1">
            <text:p>（１）ミケ。フェンスの中にいる。位置は、中間壁の辺り。（２）胸壁まで、私は移動する。ミケも、近くまで、壁の上を移動する。＜２＞ミケの前足の付け根を掴む。自分の胸に、抱き寄せる。背中をさする。また戻す。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29">
            <text:p>29</text:p>
          </table:table-cell>
          <table:table-cell table:style-name="ce5" table:formula="of:=[.B29]+1" office:value-type="float" office:value="0">
            <text:p>エラー:509</text:p>
          </table:table-cell>
          <table:table-cell table:style-name="ce7"/>
          <table:table-cell table:style-name="ce10" office:value-type="string">
            <text:p>j-2</text:p>
          </table:table-cell>
          <table:table-cell table:style-name="ce19" office:value-type="string" table:number-columns-spanned="3" table:number-rows-spanned="1">
            <text:p>（３）ペースト。食べ終わるのを待つ。次に、固形をあげる。一掴み、と、半分。ぐらい。＜２＞１回目の固形、食べ終わる頃、またもう一掴み、あげる。少し様子を見る。それから、声をかけて、離れる。</text:p>
          </table:table-cell>
          <table:covered-table-cell table:number-columns-repeated="2" table:style-name="ce21"/>
          <table:table-cell table:style-name="ce23" office:value-type="string">
            <text:p><text:a xlink:href="https://ihl-databases.icrc.org/applic/ihl/ihl.nsf/Article.xsp?action=openDocument&amp;documentId=46C5654579157937C12563CD0051BA0C">https://ihl-databases.icrc.org/applic/ihl/ihl.nsf/Article.xsp?action=openDocument&amp;documentId=46C5654579157937C12563CD0051BA0C</text:a> </text:p>
          </table:table-cell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2" table:formula="of:=ROW()-1" office:value-type="float" office:value="30">
            <text:p>30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[역사] ()(1) &lt;1961 : 대한민국&gt; 박정희 군사 정변. (2) &lt;1966 : 중화인민공화국&gt; 공잔당 5・16 동지. 문혁(文革) 시작. (3) &lt;1969 ; 소련&gt; 베네라 5호. 금성에 착륙(着陸)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2" table:formula="of:=ROW()-1" office:value-type="float" office:value="31">
            <text:p>31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[Rośliny] (1) Pstrolistka[shepherdess sercowata. &lt;2&gt; Koreański : 약모밀 &lt;3&gt; Chiński : <text:s/>鱼腥草 yu2xing1cao3. (2) U nasady kwiatostanu, ma podsadkę (Chiński : 苞片 bao1pian4)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32">
            <text:p>32</text:p>
          </table:table-cell>
          <table:table-cell table:style-name="ce5" table:formula="of:=[.B32]+1" office:value-type="float" office:value="2">
            <text:p>2</text:p>
          </table:table-cell>
          <table:table-cell table:style-name="ce7" office:value-type="date" office:date-value="2022-06-08T10:34:07.86">
            <text:p>0608</text:p>
          </table:table-cell>
          <table:table-cell table:style-name="ce10"/>
          <table:table-cell table:style-name="ce19" office:value-type="string" table:number-columns-spanned="3" table:number-rows-spanned="1">
            <text:p>ミケ。柵の中。雨が降っている。ポツリ、ポツリ。傘は、差していない人が、ほとんど。私のみだったか。１０人ぐらい、すれ違う人々の中で。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33">
            <text:p>33</text:p>
          </table:table-cell>
          <table:table-cell table:style-name="ce5" table:formula="of:=[.B33]+1" office:value-type="float" office:value="3">
            <text:p>3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午後の遅い時間。４時すぎ。お母さんと、保険証券などの、場所の確認を行う。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34">
            <text:p>34</text:p>
          </table:table-cell>
          <table:table-cell table:style-name="ce5" table:formula="of:=[.B34]+1" office:value-type="float" office:value="4">
            <text:p>4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夕方は、６時１５分頃。笛の練習を始める。尺八に移ったのは、７時、２，３分前。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35">
            <text:p>35</text:p>
          </table:table-cell>
          <table:table-cell table:style-name="ce5" table:formula="of:=[.B35]+1" office:value-type="float" office:value="5">
            <text:p>5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화요일. 망종(芒種, 6/6), 제 둘 날. / 초후(6/6). 제 둘. / 칠십이후 : 당낭생(螳螂生)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36">
            <text:p>36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wtorek, siódmego czerwca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37">
            <text:p>37</text:p>
          </table:table-cell>
          <table:table-cell table:style-name="ce5" table:formula="of:=[.B37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السابع من يونيو \ السابع من ذو القعدة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38">
            <text:p>38</text:p>
          </table:table-cell>
          <table:table-cell table:style-name="ce5" table:formula="of:=[.B38]+1" office:value-type="float" office:value="0">
            <text:p>エラー:509</text:p>
          </table:table-cell>
          <table:table-cell table:style-name="ce7" office:value-type="date" office:date-value="2022-06-12T08:32:53.57">
            <text:p>0612</text:p>
          </table:table-cell>
          <table:table-cell table:style-name="ce10"/>
          <table:table-cell table:style-name="ce19" office:value-type="string" table:number-columns-spanned="3" table:number-rows-spanned="1">
            <text:p>ミケ。柵の中。雨が降っている。ポツ、ポツ。傘を差していった。行き交う人たち、差してはいない。（２）ペースト、１袋丸々。固形、筒で２本分。（３）昨日か、東側のユリ、開く。（４）篠笛、尺八。尺八は、甲音。第５穴も、出る。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39">
            <text:p>39</text:p>
          </table:table-cell>
          <table:table-cell table:style-name="ce5" table:formula="of:=[.B39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토요일 (6/11). / 망종 (6/6), 제 다섯 날. / 초후 (6/6), 제 다섯 날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40">
            <text:p>40</text:p>
          </table:table-cell>
          <table:table-cell table:style-name="ce5" table:formula="of:=[.B40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Sobota, jednastego czerwca. / Księwiek : 11,6. / Wieczorem, padał. Nie dużo. (2) Późnym wieczorem, deszcz wzmógł się. Ulewny deszcz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41">
            <text:p>41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يوم السبت، الحادي عشر من يونيو \ الحادي من شهر ذو القعدة.</text:p>
            <text:p>dzu-l-qaAda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42">
            <text:p>42</text:p>
          </table:table-cell>
          <table:table-cell table:style-name="ce5" table:formula="of:=[.B42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суббота, одиннадцатое июня. / я поше'&lt;jo&gt;л за поку'пками. / я купил две банки[puszka;can коко'сового масла[olej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43">
            <text:p>43</text:p>
          </table:table-cell>
          <table:table-cell table:style-name="ce5" table:formula="of:=[.B43]+1" office:value-type="float" office:value="0">
            <text:p>エラー:509</text:p>
          </table:table-cell>
          <table:table-cell table:style-name="ce7" office:value-type="date" office:date-value="2022-06-13T09:13:02.51">
            <text:p>0613</text:p>
          </table:table-cell>
          <table:table-cell table:style-name="ce10"/>
          <table:table-cell table:style-name="ce19" office:value-type="string" table:number-columns-spanned="3" table:number-rows-spanned="1">
            <text:p>ミケ：階段を過ぎたあたり。鳴き声が聞こえる。突出の手前、すなわし、北側。に、ミケがいる。フェンスの中、ではなく。</text:p>
            <text:p>（２）ここ、４～５日か。ミケが、頭を、塀の床面に、擦りつける仕草をする。ふたたび。クロが死んだあと、しばらく、やらなかった。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44">
            <text:p>44</text:p>
          </table:table-cell>
          <table:table-cell table:style-name="ce5" table:formula="of:=[.B43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思うこと：[クロが死んだ]と、いま書いた。クロは、いなくなった、という表現。の方が、胸の内に収められている感懐に、より、平仄が合致している。そんな感触が、ある。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45">
            <text:p>45</text:p>
          </table:table-cell>
          <table:table-cell table:style-name="ce5" table:formula="of:=[.B45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일요일 (6/12). / 망종 (6/6), 제 열둘(12) 날 / 차후 (6/11), 제 둘 날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46">
            <text:p>46</text:p>
          </table:table-cell>
          <table:table-cell table:style-name="ce5" table:formula="of:=[.B46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Niedziela. / dwunastego czerwca. / Księwiek : 12,6. (2) Nie padał. Nie gorąco. &lt;1&gt; W ciągu dnia, czasami nie nosiłem koszulkę, zostałem nagi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47">
            <text:p>47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يوم الأحد، الثاني عشر من شهر يونيو \ من شهر ذو القعدة.</text:p>
            <text:p>أكلت علبة سمك.</text:p>
            <text:p>akaltu[zjadl`em / AUlba[puszka;can / samak[ryba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48">
            <text:p>48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воскресенье. двенадцатого июня. / я ничего'&lt;vo&gt; не поку'пал. / я покупа'ю сла'дости[sl`odycze в магази'не[sklep Кян-ду. 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49">
            <text:p>49</text:p>
          </table:table-cell>
          <table:table-cell table:style-name="ce5" table:formula="of:=[.B49]+1" office:value-type="float" office:value="2">
            <text:p>2</text:p>
          </table:table-cell>
          <table:table-cell table:style-name="ce7" office:value-type="date" office:date-value="2022-06-15T08:51:46.28">
            <text:p>0615</text:p>
          </table:table-cell>
          <table:table-cell table:style-name="ce10"/>
          <table:table-cell table:style-name="ce19" office:value-type="string" table:number-columns-spanned="3" table:number-rows-spanned="1">
            <text:p>ミケ。柵の中。雨が降っている。（１）媚を示す仕草。以前は、フェンスに顔を擦りつけていた。クロが死んでからは、フェンスのすぐ内側に生えている、蔦の類の草。に、顔を当てる。私が指を差し入れても、指には近づかない。以前は、その指に顔を擦り付けた。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50">
            <text:p>50</text:p>
          </table:table-cell>
          <table:table-cell table:style-name="ce5" table:formula="of:=[.B50]+1" office:value-type="float" office:value="3">
            <text:p>3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화요일 *6/14). / 망종(6/6), 제 아홉(9) 날. / 차후 (6/11), 제 넷 날. / 먹은 것 : 당근. 흰무. 우엉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51">
            <text:p>51</text:p>
          </table:table-cell>
          <table:table-cell table:style-name="ce5" table:formula="of:=[.B51]+1" office:value-type="float" office:value="4">
            <text:p>4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Wtorek, czternastego czerwca. / Księwiek : 14,6. / Pogoda : &lt;1&gt; Wieczoram, padał. Do parku, przyniosłem parasol. Tego użyłem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52">
            <text:p>52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يوم الثلاثاء، الرابع عشر من شهر يونيو \ شهر ذو القعدة.</text:p>
            <text:p>ماذا اكلت؟ \ أكلت الأرز.</text:p>
            <text:p>maadza[co / akalta[jadl`em / akalt-l-uruuza[ryz@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53">
            <text:p>53</text:p>
          </table:table-cell>
          <table:table-cell table:style-name="ce5" table:formula="of:=[.B53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вто'рник, четы'рнадцатое июня. / [покупка] что я покупаю в супермарке'те Инагея ?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54">
            <text:p>54</text:p>
          </table:table-cell>
          <table:table-cell table:style-name="ce5" table:formula="of:=[.B54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я покупаю еда[jedzenie для ко'шек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55">
            <text:p>55</text:p>
          </table:table-cell>
          <table:table-cell table:style-name="ce5" table:formula="of:=[.B55]+1" office:value-type="float" office:value="0">
            <text:p>エラー:509</text:p>
          </table:table-cell>
          <table:table-cell table:style-name="ce7" office:value-type="date" office:date-value="2022-06-27T08:36:32.18">
            <text:p>0627</text:p>
          </table:table-cell>
          <table:table-cell table:style-name="ce10"/>
          <table:table-cell table:style-name="ce19" office:value-type="string" table:number-columns-spanned="3" table:number-rows-spanned="1">
            <text:p>ミケ：来ない。西側へ行った。舌を鳴らす。来ない。戻る。フェンスの前で、再び、舌を鳴らす。来ない。引き返しながら、階段の手前辺りで、また、舌鳴らし。来ない。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2" table:formula="of:=ROW()-1" office:value-type="float" office:value="56">
            <text:p>56</text:p>
          </table:table-cell>
          <table:table-cell table:style-name="ce5" table:formula="of:=[.B56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일요일 (6/26). / 하지점 (6/21), 제 여섯(6) 날. / 초후 (6/21), 제 여셧 날 (6). / 칠십이후, 일본 : "乃東枯" (乃東, 꿀풀; 枯, 시든다) [2] 먹은 것 : <text:s/>(1) 당근. (2) 감자 (ziemniak) (3) 다진 고기(wieprzowina), 돼지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57">
            <text:p>57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niedziela. dwudziestego szóstego czerwca. / Księwiek : 26,6. / Pogoda : Słonecznie całkowicie. Bez chmur.</text:p>
          </table:table-cell>
          <table:covered-table-cell table:number-columns-repeated="2" table:style-name="ce21"/>
          <table:table-cell table:style-name="ce22" office:value-type="string">
            <text:p><text:a xlink:href="https://pogoda.interia.pl/prognoza-dlugoterminowa-warszawa,cId,36917">https://pogoda.interia.pl/prognoza-dlugoterminowa-warszawa,cId,36917</text:a> </text:p>
          </table:table-cell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 table:formula="of:=ROW()-1" office:value-type="float" office:value="58">
            <text:p>58</text:p>
          </table:table-cell>
          <table:table-cell table:style-name="ce5" table:formula="of:=[.B58]+1" office:value-type="float" office:value="2">
            <text:p>2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يوم الأحد، السادس وعشرين من شهر يونيو \ السابع عشرين من شهر ذو القعدة.</text:p>
            <text:p>ماذا اكلت؟ أكلت بطاطس، جزر</text:p>
            <text:p>bat^aat^is[ziemniak / dhuzr[marchew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59">
            <text:p>59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Воскресенье. Двадцать шестое июня. / что я купил? Вчера, ничего не купил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4">
          <table:table-cell table:style-name="ce2" table:formula="of:=ROW()-1" office:value-type="float" office:value="60">
            <text:p>60</text:p>
          </table:table-cell>
          <table:table-cell table:style-name="ce5" table:formula="of:=[.B60]+1" office:value-type="float" office:value="0">
            <text:p>エラー:509</text:p>
          </table:table-cell>
          <table:table-cell table:style-name="ce7" office:value-type="date" office:date-value="2022-06-28T08:24:07.35">
            <text:p>0628</text:p>
          </table:table-cell>
          <table:table-cell table:style-name="ce10"/>
          <table:table-cell table:style-name="ce19" office:value-type="string" table:number-columns-spanned="3" table:number-rows-spanned="1">
            <text:p>ミケ：来た。初め、フェンスの中。毎度のことだが、初め、フェンスの中の、歩道寄り、胸高さの位置にいる。（２）私が、その位置へ行って、[来な]と、告げる。そのまま、突出の下へ行く。やがて、ミケの鳴き声が、突出の方へ近づいていく。（３）その時点で、昨日は、私は、手上げ位置へ移動する。そこで、ミケが出てくるのを待つ。（４）昨日は、ミケが自分のところまで来たあと、フードの前に、身体を摩ってあげる。手を小刻みに動かす。ミケの胴体を、ぐしゃぐしゃと、摩る[さする]。</text:p>
          </table:table-cell>
          <table:covered-table-cell table:number-columns-repeated="2" table:style-name="ce21"/>
          <table:table-cell table:style-name="ce19" office:value-type="string" table:number-columns-spanned="3" table:number-rows-spanned="1">
            <text:p>ミケ：</text:p>
          </table:table-cell>
          <table:covered-table-cell table:style-name="Default"/>
          <table:covered-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2" table:formula="of:=ROW()-1" office:value-type="float" office:value="61">
            <text:p>61</text:p>
          </table:table-cell>
          <table:table-cell table:style-name="ce5" table:formula="of:=[.B61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화요일 (6/27). / 하지점 (6/21), 제 일곱(7) 날. / 초후 (6/21), 제 일곱 날. / [2] 먹은 것 : (1) 당근 (Marchew) (2) 달걀 (jajko) (3) 한국김 (koreańskie wodorosty)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62">
            <text:p>62</text:p>
          </table:table-cell>
          <table:table-cell table:style-name="ce5" table:formula="of:=[.B62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poniedziałek. / dwudziestego siódmego czerwca. / Księwiek : 27,6. / [Pogoda] (1) Słonecznie. Są chmury. Gorąco. (2) Temp w pokoju : około 32 w skali Celsjusza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 table:formula="of:=ROW()-1" office:value-type="float" office:value="63">
            <text:p>63</text:p>
          </table:table-cell>
          <table:table-cell table:style-name="ce5" table:formula="of:=[.B63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يوم الاثنين، السابع عشرين من شهر يونيو \ الثامن عشرين من شهر ذو القعدة.</text:p>
            <text:p>ماذا اكلت؟ \ أكلت بطاطس، جزر، بيضة.</text:p>
            <text:p>bayd^a[jajko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64">
            <text:p>64</text:p>
          </table:table-cell>
          <table:table-cell table:style-name="ce5" table:formula="of:=[.B64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понеде'льник, двадцать седьмо'го июня. / (покупка) (1) позавчера, в магазине Дайсо, купи'л сла'дкое. <text:s text:c="2"/>леде'нцы[cukierek из че'&lt;jo&gt;рного[czarna са'хара[cukier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65">
            <text:p>65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date" office:date-value="2022-06-30T08:58:20.39">
            <text:p>0630</text:p>
          </table:table-cell>
          <table:table-cell table:style-name="ce10"/>
          <table:table-cell table:style-name="ce19" office:value-type="string" table:number-columns-spanned="3" table:number-rows-spanned="1">
            <text:p>ミケ：来ない。西側へ行く。来ない。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2" table:formula="of:=ROW()-1" office:value-type="float" office:value="66">
            <text:p>66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수요일 (6/29) <text:s/>/ 하지점 (6/21), 제 아홉(9) 날 / 차후 (6/26), 제 넷(4) 날.</text:p>
            <text:p>[먹은 것] (1) 당근 (marchew) (2) 달걀 (jajko) (3) 무말랭이 (cienko-cięty i suszony daikon)</text:p>
          </table:table-cell>
          <table:covered-table-cell table:number-columns-repeated="2" table:style-name="ce21"/>
          <table:table-cell table:style-name="ce23" office:value-type="string">
            <text:p><text:a xlink:href="https://www.10000recipe.com/recipe/6674448">https://www.10000recipe.com/recipe/6674448</text:a>　</text:p>
          </table:table-cell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67">
            <text:p>67</text:p>
          </table:table-cell>
          <table:table-cell table:style-name="ce5" table:formula="of:=[.B67]+1" office:value-type="float" office:value="2">
            <text:p>2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środa, dwudziestego dziewiątego czerwca. / Księwiek : 0.</text:p>
            <text:p>[pogoda] (1) Słonecznie. (2) Gorąco. W pokoju, temperatura, to była około 32 stopnia (w skali Celsjusza)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 table:formula="of:=ROW()-1" office:value-type="float" office:value="68">
            <text:p>68</text:p>
          </table:table-cell>
          <table:table-cell table:style-name="ce5" table:formula="of:=[.B68]+1" office:value-type="float" office:value="3">
            <text:p>3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يوم الأربعاء، التاسع عشرين من شهر يونيو \ الثلاثين من شهر ذو القعدة.</text:p>
            <text:p>[ماذا اكلت] أكلت بطاطس، جزر، بصر</text:p>
            <text:p>akaltu[zjadl`em / bat^aat^isa[ziemniak / dhuzr[marchewki / bas^al[cebula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69">
            <text:p>69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среда, двадцать девятое июня. / (покупка) (1) Кин-кан, медици'нский препара'т от уку'сов насеко'мых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70">
            <text:p>70</text:p>
          </table:table-cell>
          <table:table-cell table:style-name="ce5" table:formula="of:=[.B70]+1" office:value-type="float" office:value="2">
            <text:p>2</text:p>
          </table:table-cell>
          <table:table-cell table:style-name="ce7" office:value-type="date" office:date-value="2022-07-05T10:16:04.34">
            <text:p>0705</text:p>
          </table:table-cell>
          <table:table-cell table:style-name="ce10"/>
          <table:table-cell table:style-name="ce19" office:value-type="string" table:number-columns-spanned="3" table:number-rows-spanned="1">
            <text:p>ミケ。来る。最初、フェンスの中。突出の、北側の地面。にて、舌鳴らし。（２）帰りがけ。小屋の前、電灯の下。親子連れ。父親、息子。息子は、８歳ぐらいか。ボール蹴り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71">
            <text:p>71</text:p>
          </table:table-cell>
          <table:table-cell table:style-name="ce5" table:formula="of:=[.B71]+1" office:value-type="float" office:value="3">
            <text:p>3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화요일 (7/4). 하지점 (6/21), 제 열넷(14) 날. / 말후 (7/1), 제 넷 닐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72">
            <text:p>72</text:p>
          </table:table-cell>
          <table:table-cell table:style-name="ce5" table:formula="of:=[.B72]+1" office:value-type="float" office:value="4">
            <text:p>4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poniedziałek. czwartego lipca / Ksiewiek : 5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73">
            <text:p>73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Słonecznie. (2) Gorąco. W porównaniu do dnia poprzedniego, mniej.</text:p>
          </table:table-cell>
          <table:covered-table-cell table:number-columns-repeated="2" table:style-name="ce21"/>
          <table:table-cell table:style-name="ce22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74">
            <text:p>74</text:p>
          </table:table-cell>
          <table:table-cell table:style-name="ce5" table:formula="of:=[.B74]+1" office:value-type="float" office:value="2">
            <text:p>2</text:p>
          </table:table-cell>
          <table:table-cell table:style-name="ce7"/>
          <table:table-cell table:style-name="ce10"/>
          <table:table-cell table:style-name="ce15" office:value-type="string" table:number-columns-spanned="3" table:number-rows-spanned="1">
            <text:p>يوم الأثنين، الرابع من شهر يوليو \ ذو الحجة، الثالث.</text:p>
            <text:p>dzuul-h^adha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75">
            <text:p>75</text:p>
          </table:table-cell>
          <table:table-cell table:style-name="ce5" table:formula="of:=[.B75]+1" office:value-type="float" office:value="3">
            <text:p>3</text:p>
          </table:table-cell>
          <table:table-cell table:style-name="ce7"/>
          <table:table-cell table:style-name="ce10"/>
          <table:table-cell table:style-name="ce15" office:value-type="string" table:number-columns-spanned="3" table:number-rows-spanned="1">
            <text:p>понедельник, четве'&lt;jo&gt;ртое июля. / я ничего не покупал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5">
          <table:table-cell table:style-name="ce2" table:formula="of:=ROW()-1" office:value-type="float" office:value="76">
            <text:p>76</text:p>
          </table:table-cell>
          <table:table-cell table:style-name="ce5" table:formula="of:=[.B76]+1" office:value-type="float" office:value="4">
            <text:p>4</text:p>
          </table:table-cell>
          <table:table-cell table:style-name="ce7" office:value-type="date" office:date-value="2022-07-07T09:17:01.18">
            <text:p>0707</text:p>
          </table:table-cell>
          <table:table-cell table:style-name="ce10" office:value-type="string">
            <text:p>ミケ</text:p>
          </table:table-cell>
          <table:table-cell table:style-name="ce15" office:value-type="string" table:number-columns-spanned="3" table:number-rows-spanned="1">
            <text:p>来る。フェンスの外にいる。（２）到着したときの、ミケの、仕切りの鳴き。やめさせるには？昨日は、ミケが鳴くたびに、ミケの口とその周りを、私の手で、[シュ、シュ、シュ、]と、舌で音を出しながら、撫でるように、軽く叩く。を、繰り返す。ミケは、嫌がって、その手を噛む。甘噛み。嫌がるが、後ろへ逃げることはしない。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77">
            <text:p>77</text:p>
          </table:table-cell>
          <table:table-cell table:style-name="ce5" table:formula="of:=[.B77]+1" office:value-type="float" office:value="5">
            <text:p>5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수요일 (7/6). / 하지점 (6/21), 제 열여섯(16) 날. 말일. / 말후 (7/1), 제 여섯(6) 날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78">
            <text:p>78</text:p>
          </table:table-cell>
          <table:table-cell table:style-name="ce5" table:formula="of:=[.B78]+1" office:value-type="float" office:value="6">
            <text:p>6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środa, szóstego lipca. / Księwiek : 7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79">
            <text:p>79</text:p>
          </table:table-cell>
          <table:table-cell table:style-name="ce5" table:formula="of:=[.B79]+1" office:value-type="float" office:value="7">
            <text:p>7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Słonecznie. Nie tak gorąco. Kiedy kładę[put.e futon, kładę lżeysze[가벼운 pościel też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80">
            <text:p>80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يوم السادس من شهر يوليو \ نفس اليوم من شهر ذو الحجة.</text:p>
            <text:p>nafs-l-yawmi[sam-dzien`.p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81">
            <text:p>81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/>
          <table:table-cell table:style-name="ce15" office:value-type="string" table:number-columns-spanned="3" table:number-rows-spanned="1">
            <text:p>среда, шестое июля. / ничего не покупал. / В понедельник я купила вещи в магазине Вива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82">
            <text:p>82</text:p>
          </table:table-cell>
          <table:table-cell table:style-name="ce5" table:formula="of:=[.B82]+1" office:value-type="float" office:value="0">
            <text:p>エラー:509</text:p>
          </table:table-cell>
          <table:table-cell table:style-name="ce7" office:value-type="date" office:date-value="2022-07-08T09:18:14.79">
            <text:p>0708</text:p>
          </table:table-cell>
          <table:table-cell table:style-name="ce10" office:value-type="string">
            <text:p>ミケ</text:p>
          </table:table-cell>
          <table:table-cell table:style-name="ce15" office:value-type="string" table:number-columns-spanned="3" table:number-rows-spanned="1">
            <text:p>来た。また、口の周りを、手で軽く打ち撫でる。しばらくして、ミケが、努めて鳴くのを抑えようとしている素振り、ふと感じた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83">
            <text:p>83</text:p>
          </table:table-cell>
          <table:table-cell table:style-name="ce5" table:formula="of:=[.B83]+1" office:value-type="float" office:value="0">
            <text:p>エラー:509</text:p>
          </table:table-cell>
          <table:table-cell table:style-name="ce7"/>
          <table:table-cell table:style-name="ce10"/>
          <table:table-cell table:style-name="ce15" office:value-type="string" table:number-columns-spanned="3" table:number-rows-spanned="1">
            <text:p>목요일 (7/7). / 소서 (7/7), 첫 날. / 초후 (7/7), 첫 날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84">
            <text:p>84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czwartek, siódmego lipca. / księwiek : 8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2" table:formula="of:=ROW()-1" office:value-type="float" office:value="85">
            <text:p>85</text:p>
          </table:table-cell>
          <table:table-cell table:style-name="ce5" table:formula="of:=[.B85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[pogoda] nie tak gorąco[덥지-않다~+2. Nawet w ciągu dnia, kiedy stoisz[서 przed wentylatorem[환풍기 cały czas, wkrótce[금세, zacząłem czuć się zbyt[너무 fajny[cool.e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86">
            <text:p>86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يوم الخميس، السابع من شهر يوليو \ نفس اليوم من شهر ذو الحجة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87">
            <text:p>87</text:p>
          </table:table-cell>
          <table:table-cell table:style-name="ce5" table:formula="of:=[.B87]+1" office:value-type="float" office:value="2">
            <text:p>2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четверг, седьмое июля. / что я купи'л в Вива? я купил сапо'&lt;a&gt;ги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 table:formula="of:=ROW()-1" office:value-type="float" office:value="88">
            <text:p>88</text:p>
          </table:table-cell>
          <table:table-cell table:style-name="ce5" table:formula="of:=[.B88]+1" office:value-type="float" office:value="3">
            <text:p>3</text:p>
          </table:table-cell>
          <table:table-cell table:style-name="ce7" office:value-type="date" office:date-value="2022-07-10T08:45:09.340001">
            <text:p>0710</text:p>
          </table:table-cell>
          <table:table-cell table:style-name="ce10" office:value-type="string">
            <text:p>ミケ</text:p>
          </table:table-cell>
          <table:table-cell table:style-name="ce15" office:value-type="string" table:number-columns-spanned="3" table:number-rows-spanned="1">
            <text:p>来ない。西にもいない。前回は、胸壁に着いたとき、ミケは、歩道にいた。察するに、車道の向かいのマンション。の、敷地にいたらしい。（２）今回、西の一画に加えて、マンションの植え込みなどを、見渡した。舌鳴らしも、向けた。気配、なし。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89">
            <text:p>89</text:p>
          </table:table-cell>
          <table:table-cell table:style-name="ce5" table:formula="of:=[.B89]+1" office:value-type="float" office:value="4">
            <text:p>4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토요일 (7/9). / 소서(7/7), 제 셋 날. / 초후 (7/7), 같이, 셋 날. / (3) 토와회사의 일. "나카노부" (일본어 : 中延) 로 갔다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90">
            <text:p>90</text:p>
          </table:table-cell>
          <table:table-cell table:style-name="ce5" table:formula="of:=[.B90]+1" office:value-type="float" office:value="5">
            <text:p>5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sobota, dziewiątego lipca. / Księwiek : 10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91">
            <text:p>91</text:p>
          </table:table-cell>
          <table:table-cell table:style-name="ce5" table:formula="of:=[.B91]+1" office:value-type="float" office:value="6">
            <text:p>6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[pogoda] (1) Gorąco. Mieliśmy chmury. (2) Kiedy trochę po południu, słońce świeciło. Bezpoślednie światło słonica. Czułem się gorąco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92">
            <text:p>92</text:p>
          </table:table-cell>
          <table:table-cell table:style-name="ce5" table:formula="of:=[.B92]+1" office:value-type="float" office:value="7">
            <text:p>7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يوم السبت، التاسع من شهر يوليو \ نفس اليوم من شهر ذو الحجة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6">
          <table:table-cell table:style-name="ce2" table:formula="of:=ROW()-1" office:value-type="float" office:value="93">
            <text:p>93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5" office:value-type="string" table:number-columns-spanned="3" table:number-rows-spanned="1">
            <text:p>أكلت ناتو. \ طعام ياباني.</text:p>
            <text:p>akalat[zjadl`em / naatuw[natto / t^aAAm[jedzenie / jaabaaniyu[japon`skie / </text:p>
            <text:p>وهي مصنوعة من حبوب الصويا</text:p>
            <text:p>wahiy[kto`ry / mas^nuwaAAt[zrobione / h^obuwb-i[grain.e;ziaren.pl / s^uwyaa[soi.pl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94">
            <text:p>94</text:p>
          </table:table-cell>
          <table:table-cell table:style-name="ce5" table:formula="of:=[.B94]+1" office:value-type="float" office:value="2">
            <text:p>2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суббота, девятое июля. / что я купи'л? я купил буты'лку напи'тка в автома'те во'зле стро'йки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7">
          <table:table-cell table:style-name="ce2" table:formula="of:=ROW()-1" office:value-type="float" office:value="95">
            <text:p>95</text:p>
          </table:table-cell>
          <table:table-cell table:style-name="ce5" table:formula="of:=[.B95]+1" office:value-type="float" office:value="3">
            <text:p>3</text:p>
          </table:table-cell>
          <table:table-cell table:style-name="ce7" office:value-type="date" office:date-value="2022-07-14T09:30:12.63">
            <text:p>0714</text:p>
          </table:table-cell>
          <table:table-cell table:style-name="ce10" office:value-type="string">
            <text:p>ミケ</text:p>
          </table:table-cell>
          <table:table-cell table:style-name="ce19" office:value-type="string" table:number-columns-spanned="3" table:number-rows-spanned="1">
            <text:p>来る。フェンスの外。到着してから、時間の間隔として、単位を、ミケの、例えば、壁の上で、行ったり来たり。この、一来、一往を、一つの単位とみなす。すなわち、一来して、[１]、一往して、また、[１]。</text:p>
            <text:p>（２）と、ものを立てた場合、私が到着してから、４単位ぐらいの間、ミケは、鳴き声を出さなかった。私の、平素の、[口当て訴え]（とでも、名づけようか）を、慮ってくれているのかも知れない。と、案じた。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96">
            <text:p>96</text:p>
          </table:table-cell>
          <table:table-cell table:style-name="ce5" table:formula="of:=[.B96]+1" office:value-type="float" office:value="4">
            <text:p>4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수요일 (7/13). / 소서 (7/7), 제 일곱(7) 날. / 차후 (7/12), 제 둘 날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97">
            <text:p>97</text:p>
          </table:table-cell>
          <table:table-cell table:style-name="ce5" table:formula="of:=[.B97]+1" office:value-type="float" office:value="5">
            <text:p>5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środa, trzynastego lipca. / księwiek : 14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98">
            <text:p>98</text:p>
          </table:table-cell>
          <table:table-cell table:style-name="ce5" table:formula="of:=[.B98]+1" office:value-type="float" office:value="6">
            <text:p>6</text:p>
          </table:table-cell>
          <table:table-cell table:style-name="ce7"/>
          <table:table-cell table:style-name="ce10"/>
          <table:table-cell table:style-name="ce15" office:value-type="string" table:number-columns-spanned="3" table:number-rows-spanned="1">
            <text:p>[pogoda] (1) padał. czasami pada, czasami zatrzymuje się. (2) kiedy wieczorem wyszedłem z domu, czułem się kilka kropel deszczu. &lt;1&gt; Na niebie, tu i tam, byli chmury szarego kolory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99">
            <text:p>99</text:p>
          </table:table-cell>
          <table:table-cell table:style-name="ce5" table:formula="of:=[.B99]+1" office:value-type="float" office:value="7">
            <text:p>7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يوم الأربعاء، الثالث عشر من شهر يوليو \ نفس اليوم من شهر ذو الحجة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100">
            <text:p>100</text:p>
          </table:table-cell>
          <table:table-cell table:style-name="ce5" table:formula="of:=[.B100]+1" office:value-type="float" office:value="8">
            <text:p>8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ماذا أكلت؟ أكلت ناتو. \ ما هو ناتو؟ \ نايو، إنه طعام ياباني.</text:p>
            <text:p>akalat[zjedl`em / huw[to.pl / inaa[to-jest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101">
            <text:p>101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среда, тринадцатое июля. / что я купил? / купил в магазине Кян-Ду, сла'дости. конфеты[candy.e из черного сахара[cukierek.pl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02">
            <text:p>102</text:p>
          </table:table-cell>
          <table:table-cell table:style-name="ce5" table:formula="of:=[.B102]+1" office:value-type="float" office:value="2">
            <text:p>2</text:p>
          </table:table-cell>
          <table:table-cell table:style-name="ce7" office:value-type="date" office:date-value="2022-07-18T09:20:19.27">
            <text:p>0718</text:p>
          </table:table-cell>
          <table:table-cell table:style-name="ce10" office:value-type="string">
            <text:p>ミケ</text:p>
          </table:table-cell>
          <table:table-cell table:style-name="ce19" office:value-type="string" table:number-columns-spanned="3" table:number-rows-spanned="1">
            <text:p>来ない。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103">
            <text:p>103</text:p>
          </table:table-cell>
          <table:table-cell table:style-name="ce5" table:formula="of:=[.B103]+1" office:value-type="float" office:value="3">
            <text:p>3</text:p>
          </table:table-cell>
          <table:table-cell table:style-name="ce7"/>
          <table:table-cell table:style-name="ce10"/>
          <table:table-cell table:style-name="ce15" office:value-type="string" table:number-columns-spanned="3" table:number-rows-spanned="1">
            <text:p>일요일 (7/17) / 소서 (7/7), 제 열하나(11) 날. / 차후 (7/12), 제 여섯(6) 날 / 칠십이후 : 연꽃이 열리기 시작한다 (일본 : 蓮始開)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 table:formula="of:=ROW()-1" office:value-type="float" office:value="104">
            <text:p>104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Niedziela, siedemnastego lipca. / księwiek : 18. / [pogoda] (1) zachmurzenia. (2) światła słonecznego, nie mieliśmy. (3) jak dla deszczu, kiedy wyszedłem z domu wieczorem, miałem kilka kropli. &lt;1&gt; Do parku, Nie zachodziłem, zajeździłem na rowerze.</text:p>
          </table:table-cell>
          <table:covered-table-cell table:number-columns-repeated="2" table:style-name="ce21"/>
          <table:table-cell table:style-name="ce22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05">
            <text:p>105</text:p>
          </table:table-cell>
          <table:table-cell table:style-name="ce5" table:formula="of:=[.B105]+1" office:value-type="float" office:value="2">
            <text:p>2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يوم الأحد، السابع عشر من شهر يوليو \ نفس اليوم من شهر ذو الحجة.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106">
            <text:p>106</text:p>
          </table:table-cell>
          <table:table-cell table:style-name="ce5" table:formula="of:=[.B106]+1" office:value-type="float" office:value="3">
            <text:p>3</text:p>
          </table:table-cell>
          <table:table-cell table:style-name="ce7"/>
          <table:table-cell table:style-name="ce10"/>
          <table:table-cell table:style-name="ce15" office:value-type="string" table:number-columns-spanned="3" table:number-rows-spanned="1">
            <text:p>ماذا أكلت؟ \ أكلت بطاطس. / أكلت جزر.</text:p>
            <text:p>akalat[zjedl`em / bat^aat^is[ziemniak / dhuzuru[marchew;당근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107">
            <text:p>107</text:p>
          </table:table-cell>
          <table:table-cell table:style-name="ce5" table:formula="of:=[.B104]+1" office:value-type="float" office:value="4">
            <text:p>4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воскресенье, семнадцатое июля.</text:p>
            <text:p>/ что я купил? я купил ничего не. / несколько дней на'зад, в магазине Дайсо, купил че'&lt;jo&gt;рный сахар леде'нец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108">
            <text:p>108</text:p>
          </table:table-cell>
          <table:table-cell table:style-name="ce5" table:formula="of:=[.B108]+1" office:value-type="float" office:value="5">
            <text:p>5</text:p>
          </table:table-cell>
          <table:table-cell table:style-name="ce7" office:value-type="date" office:date-value="2022-07-19T09:00:33.1">
            <text:p>0719</text:p>
          </table:table-cell>
          <table:table-cell table:style-name="ce10" office:value-type="string">
            <text:p>ミケ</text:p>
          </table:table-cell>
          <table:table-cell table:style-name="ce19" office:value-type="string" table:number-columns-spanned="3" table:number-rows-spanned="1">
            <text:p>来た。到着時にはいない。しばらくして、来る。階段の方向から。フェンスの中。（２）突出のところに、そのまま出てくる。一旦、フェンスの中に留まる、ことはなく（３）変わらず、繁く鳴く。ペーストを食べ始めると、静かになる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09">
            <text:p>109</text:p>
          </table:table-cell>
          <table:table-cell table:style-name="ce5" table:formula="of:=[.B109]+1" office:value-type="float" office:value="6">
            <text:p>6</text:p>
          </table:table-cell>
          <table:table-cell table:style-name="ce7"/>
          <table:table-cell table:style-name="ce10"/>
          <table:table-cell table:style-name="ce32" office:value-type="string" table:number-columns-spanned="3" table:number-rows-spanned="1">
            <text:p>월요일 (7/18) / 소서 (7/7), 제 열둘(12) 날 / 차후 (7/12), 제 일곱(7) 날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110">
            <text:p>110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5" office:value-type="string" table:number-columns-spanned="3" table:number-rows-spanned="1">
            <text:p>poniedziałek, osiemnastego lipca, rok dwa tysiące dwadzieścia dwa. / Księwiek : 19. / [pogoda] (1) znowu gorąco. nie deszcz. Byli chmury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11">
            <text:p>111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يوم الاثنين، الثامن عشر من شهر يوليو \ نفس اليوم، شهر ذو الحجة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112">
            <text:p>112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ماذا أكلت؟ \ أكلت . الإسقمري.. سمكة مسلوقة.</text:p>
            <text:p>akaltu[zjedl`em / samak[ryba.pl / isqamariyu[makrela.pl / masluwqa[gotowana.pl;boiled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13">
            <text:p>113</text:p>
          </table:table-cell>
          <table:table-cell table:style-name="ce5" table:formula="of:=[.B111]+1" office:value-type="float" office:value="2">
            <text:p>2</text:p>
          </table:table-cell>
          <table:table-cell table:style-name="ce7"/>
          <table:table-cell table:style-name="ce10"/>
          <table:table-cell table:style-name="ce15" office:value-type="string" table:number-columns-spanned="3" table:number-rows-spanned="1">
            <text:p>понеде'льник, восемна'дцатое июля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14">
            <text:p>114</text:p>
          </table:table-cell>
          <table:table-cell table:style-name="ce5" table:formula="of:=[.B114]+1" office:value-type="float" office:value="3">
            <text:p>3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что я купил? / купила зеле'&lt;jo&gt;ный лук, наре'занные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115">
            <text:p>115</text:p>
          </table:table-cell>
          <table:table-cell table:style-name="ce5" table:formula="of:=[.B115]+1" office:value-type="float" office:value="4">
            <text:p>4</text:p>
          </table:table-cell>
          <table:table-cell table:style-name="ce7" office:value-type="date" office:date-value="2022-07-23T09:32:08.79">
            <text:p>0723</text:p>
          </table:table-cell>
          <table:table-cell table:style-name="ce10" office:value-type="string">
            <text:p>ミケ</text:p>
          </table:table-cell>
          <table:table-cell table:style-name="ce19" office:value-type="string" table:number-columns-spanned="3" table:number-rows-spanned="1">
            <text:p>来た。フェンスの外にいる。鳴くとまた、ミケの顔を、指でわらわらと、軽く打ち叩く。ミケは嫌がる。甘噛みする。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16">
            <text:p>116</text:p>
          </table:table-cell>
          <table:table-cell table:style-name="ce5" table:formula="of:=[.B116]+1" office:value-type="float" office:value="5">
            <text:p>5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금요일 (7/22) / 소서 (7/7), 마지막 날 / 말후 (7/17), 제 여섯 날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17">
            <text:p>117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Piątek, dwudziestego drugiego lipca. / Księwiek : 23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118">
            <text:p>118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[pogoda] (1) Pogoda w rejonie Yamakita. &lt;1&gt; rano, padał. dość siła. &lt;2&gt; grzmot, też. (2) Potem, przed południem, wychodzi słonce. (3) po południem, zachmurzenie. a potem, światło słońca. gorąco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19">
            <text:p>119</text:p>
          </table:table-cell>
          <table:table-cell table:style-name="ce5" table:formula="of:=[.B119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يوم الجمعة، الثاني وعشرين من شهر يوليو \ نفس اليوم من شهر ذو الحجة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20">
            <text:p>120</text:p>
          </table:table-cell>
          <table:table-cell table:style-name="ce5" table:formula="of:=[.B120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الطعام : ماذا أكلت؟ أكلت بطاطس. \ جزر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121">
            <text:p>121</text:p>
          </table:table-cell>
          <table:table-cell table:style-name="ce5" table:formula="of:=[.B121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пятница, двадцать второе июля. / (покупка) (1) В магазине Даи-Со. я купил конфеты.</text:p>
          </table:table-cell>
          <table:covered-table-cell table:number-columns-repeated="2" table:style-name="ce21"/>
          <table:table-cell table:style-name="ce23" office:value-type="string">
            <text:p><text:a xlink:href="https://tdgradstroy.ru/company/">https://tdgradstroy.ru/company/</text:a>　</text:p>
          </table:table-cell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8">
          <table:table-cell table:style-name="ce2" table:formula="of:=ROW()-1" office:value-type="float" office:value="122">
            <text:p>122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date" office:date-value="2022-07-24T10:16:11.97">
            <text:p>0724</text:p>
          </table:table-cell>
          <table:table-cell table:style-name="ce10" office:value-type="string">
            <text:p>ミケ</text:p>
          </table:table-cell>
          <table:table-cell table:style-name="ce19" office:value-type="string" table:number-columns-spanned="3" table:number-rows-spanned="1">
            <text:p>来る。初め、フェンスの中。定位置に着く頃、塀に出てくる（２）頭を床に擦りつける仕草。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9">
          <table:table-cell table:style-name="ce2" table:formula="of:=ROW()-1" office:value-type="float" office:value="123">
            <text:p>123</text:p>
          </table:table-cell>
          <table:table-cell table:style-name="ce5" table:formula="of:=[.B123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토요일 (7/23) / 대서 (7/23), 초일 / 초후 (7/23), 제 하나 날. / 칠십이후 : 일본, '桐始結花'. 오동나무(桐)의 열매가 결실 시작한다.</text:p>
          </table:table-cell>
          <table:covered-table-cell table:number-columns-repeated="2" table:style-name="ce21"/>
          <table:table-cell table:style-name="ce23" office:value-type="string">
            <text:p><text:a xlink:href="http://contents.history.go.kr/front/tg/view.do?treeId=0206&amp;levelId=tg_004_2870">http://contents.history.go.kr/front/tg/view.do?treeId=0206&amp;levelId=tg_004_2870</text:a></text:p>
            <text:p><text:a xlink:href="https://auto.fandom.com/ko/wiki/부민관_사건">https://auto.fandom.com/ko/wiki/부민관_사건</text:a>　</text:p>
          </table:table-cell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24">
            <text:p>124</text:p>
          </table:table-cell>
          <table:table-cell table:style-name="ce5" table:formula="of:=[.B124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sobota, dwudziestego czwartego lipca. / księwiek : 24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25">
            <text:p>125</text:p>
          </table:table-cell>
          <table:table-cell table:style-name="ce5" table:formula="of:=[.B125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يوم السبت، الثالث وعشرين من شهر يوليو \ نفس اليوم من شهر ذو الحجة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26">
            <text:p>126</text:p>
          </table:table-cell>
          <table:table-cell table:style-name="ce5"/>
          <table:table-cell table:style-name="ce7"/>
          <table:table-cell table:style-name="ce10"/>
          <table:table-cell table:style-name="ce19" office:value-type="string" table:number-columns-spanned="3" table:number-rows-spanned="1">
            <text:p>суббота, два'дцать тре'тье июля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27">
            <text:p>127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28">
            <text:p>128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29">
            <text:p>129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30">
            <text:p>130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31">
            <text:p>131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32">
            <text:p>132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33">
            <text:p>133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34">
            <text:p>134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35">
            <text:p>135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36">
            <text:p>136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37">
            <text:p>137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38">
            <text:p>138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39">
            <text:p>139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4" table:number-rows-spanned="1"/>
          <table:covered-table-cell table:number-columns-repeated="2" table:style-name="ce21"/>
          <table:covered-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40">
            <text:p>140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41">
            <text:p>141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42">
            <text:p>142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43">
            <text:p>143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44">
            <text:p>144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45">
            <text:p>145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46">
            <text:p>146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47">
            <text:p>147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48">
            <text:p>148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49">
            <text:p>149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50">
            <text:p>150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51">
            <text:p>151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52">
            <text:p>152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53">
            <text:p>153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54">
            <text:p>154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55">
            <text:p>155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56">
            <text:p>156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57">
            <text:p>157</text:p>
          </table:table-cell>
          <table:table-cell table:style-name="ce5"/>
          <table:table-cell table:style-name="ce7"/>
          <table:table-cell table:style-name="ce10"/>
          <table:table-cell table:style-name="ce33" table:number-columns-spanned="3" table:number-rows-spanned="1"/>
          <table:covered-table-cell table:number-columns-repeated="2" table:style-name="ce34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58">
            <text:p>158</text:p>
          </table:table-cell>
          <table:table-cell table:style-name="ce5"/>
          <table:table-cell table:style-name="ce7"/>
          <table:table-cell table:style-name="ce10"/>
          <table:table-cell table:style-name="ce33" table:number-columns-spanned="3" table:number-rows-spanned="1"/>
          <table:covered-table-cell table:number-columns-repeated="2" table:style-name="ce34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59">
            <text:p>159</text:p>
          </table:table-cell>
          <table:table-cell table:style-name="ce5"/>
          <table:table-cell table:style-name="ce7"/>
          <table:table-cell table:style-name="ce10"/>
          <table:table-cell table:style-name="ce33" table:number-columns-spanned="3" table:number-rows-spanned="1"/>
          <table:covered-table-cell table:number-columns-repeated="2" table:style-name="ce34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60">
            <text:p>160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61">
            <text:p>161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62">
            <text:p>162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63">
            <text:p>163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64">
            <text:p>164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65">
            <text:p>165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66">
            <text:p>166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67">
            <text:p>167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68">
            <text:p>168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69">
            <text:p>169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70">
            <text:p>170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71">
            <text:p>171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72">
            <text:p>172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73">
            <text:p>173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74">
            <text:p>174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75">
            <text:p>175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76">
            <text:p>176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77">
            <text:p>177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78">
            <text:p>178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79">
            <text:p>179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80">
            <text:p>180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81">
            <text:p>181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82">
            <text:p>182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83">
            <text:p>183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84">
            <text:p>184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85">
            <text:p>185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86">
            <text:p>186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87">
            <text:p>187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88">
            <text:p>188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89">
            <text:p>189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90">
            <text:p>190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/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/>
          <table:table-cell table:number-columns-repeated="1010"/>
        </table:table-row>
        <table:table-row table:style-name="ro9">
          <table:table-cell table:style-name="ce2"/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/>
          <table:table-cell table:number-columns-repeated="1010"/>
        </table:table-row>
        <table:table-row table:style-name="ro9">
          <table:table-cell table:style-name="ce2"/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/>
          <table:table-cell table:number-columns-repeated="1010"/>
        </table:table-row>
        <table:table-row table:style-name="ro9">
          <table:table-cell table:style-name="ce2"/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/>
          <table:table-cell table:number-columns-repeated="1010"/>
        </table:table-row>
        <table:table-row table:style-name="ro9">
          <table:table-cell table:style-name="ce2"/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/>
          <table:table-cell table:number-columns-repeated="1010"/>
        </table:table-row>
        <table:table-row table:style-name="ro9">
          <table:table-cell table:style-name="ce2"/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/>
          <table:table-cell table:number-columns-repeated="1010"/>
        </table:table-row>
        <table:table-row table:style-name="ro9">
          <table:table-cell table:style-name="ce2"/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/>
          <table:table-cell table:number-columns-repeated="1010"/>
        </table:table-row>
        <table:table-row table:style-name="ro8">
          <table:table-cell table:number-columns-repeated="2"/>
          <table:table-cell table:formula="of:=NOW()" office:value-type="date" office:date-value="2022-07-24T10:48:16.12">
            <text:p>2022/7/24 10:48</text:p>
          </table:table-cell>
          <table:table-cell table:number-columns-repeated="9"/>
          <table:table-cell table:style-name="ce28"/>
          <table:table-cell table:number-columns-repeated="1011"/>
        </table:table-row>
        <table:table-row table:style-name="ro8">
          <table:table-cell table:number-columns-repeated="4"/>
          <table:table-cell office:value-type="string">
            <text:p>start C:\WORKS_2\WS\WS_Others.JVEMV6\JVEMV6\37_miscs\9_prog_lang\end_diary.bat</text:p>
          </table:table-cell>
          <table:table-cell table:number-columns-repeated="7"/>
          <table:table-cell table:style-name="ce28"/>
          <table:table-cell table:number-columns-repeated="1011"/>
        </table:table-row>
        <table:table-row table:style-name="ro8">
          <table:table-cell table:number-columns-repeated="12"/>
          <table:table-cell table:style-name="ce28"/>
          <table:table-cell table:number-columns-repeated="1011"/>
        </table:table-row>
        <table:table-row table:style-name="ro8">
          <table:table-cell table:number-columns-repeated="2"/>
          <table:table-cell office:value-type="string">
            <text:p>sakura C:\WORKS_2\WS\WS_Others.JVEMV6\JVEMV6\37_miscs\9_prog_lang\end_diary.bat</text:p>
          </table:table-cell>
          <table:table-cell table:number-columns-repeated="9"/>
          <table:table-cell table:style-name="ce28"/>
          <table:table-cell table:number-columns-repeated="1011"/>
        </table:table-row>
        <table:table-row table:style-name="ro8">
          <table:table-cell table:number-columns-repeated="2"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28"/>
          <table:table-cell table:number-columns-repeated="1011"/>
        </table:table-row>
        <table:table-row table:style-name="ro8">
          <table:table-cell table:number-columns-repeated="2"/>
          <table:table-cell office:value-type="string">
            <text:p>start C:\WORKS_2\shortcuts_docs\start_diary_web-pages.bat</text:p>
          </table:table-cell>
          <table:table-cell table:number-columns-repeated="9"/>
          <table:table-cell table:style-name="ce28"/>
          <table:table-cell table:number-columns-repeated="1011"/>
        </table:table-row>
        <table:table-row table:style-name="ro8">
          <table:table-cell table:number-columns-repeated="2"/>
          <table:table-cell office:value-type="string">
            <text:p>C:\WORKS_2\WS\WS_Others.JVEMV6\JVEMV6\37_miscs\9_prog_lang\diary-khmer.odt</text:p>
          </table:table-cell>
          <table:table-cell table:number-columns-repeated="9"/>
          <table:table-cell table:style-name="ce28"/>
          <table:table-cell table:number-columns-repeated="1011"/>
        </table:table-row>
        <table:table-row table:style-name="ro8">
          <table:table-cell table:number-columns-repeated="2"/>
          <table:table-cell office:value-type="string">
            <text:p>C:\WORKS_2\shortcuts_docs\log_diary-memos.log</text:p>
          </table:table-cell>
          <table:table-cell table:number-columns-repeated="9"/>
          <table:table-cell table:style-name="ce28"/>
          <table:table-cell table:number-columns-repeated="1011"/>
        </table:table-row>
        <table:table-row table:style-name="ro8">
          <table:table-cell table:number-columns-repeated="12"/>
          <table:table-cell table:style-name="ce28"/>
          <table:table-cell table:number-columns-repeated="1011"/>
        </table:table-row>
        <table:table-row table:style-name="ro8">
          <table:table-cell table:number-columns-repeated="2"/>
          <table:table-cell table:style-name="ce21" office:value-type="string" table:number-columns-spanned="4" table:number-rows-spanned="1">
            <text:p><text:a xlink:href="https://eco.mtk.nao.ac.jp/cgi-bin/koyomi/skymap.cgi">https://eco.mtk.nao.ac.jp/cgi-bin/koyomi/skymap.cgi</text:a> </text:p>
          </table:table-cell>
          <table:covered-table-cell table:number-columns-repeated="3" table:style-name="ce30"/>
          <table:table-cell table:number-columns-repeated="6"/>
          <table:table-cell table:style-name="ce28"/>
          <table:table-cell table:number-columns-repeated="1011"/>
        </table:table-row>
        <table:table-row table:style-name="ro30">
          <table:table-cell table:number-columns-repeated="2"/>
          <table:table-cell table:style-name="ce21" office:value-type="string" table:number-columns-spanned="4" table:number-rows-spanned="1">
            <text:p>diary_20220131_122412_R97Y.ods</text:p>
          </table:table-cell>
          <table:covered-table-cell table:number-columns-repeated="3" table:style-name="ce30"/>
          <table:table-cell table:number-columns-repeated="6"/>
          <table:table-cell table:style-name="ce8"/>
          <table:table-cell table:number-columns-repeated="1011"/>
        </table:table-row>
        <table:table-row table:style-name="ro8">
          <table:table-cell table:number-columns-repeated="2"/>
          <table:table-cell table:style-name="ce30" office:value-type="string" table:number-columns-spanned="4" table:number-rows-spanned="1">
            <text:p><text:a xlink:href="https://www.benri.jp/calendar/moon">https://www.benri.jp/calendar/moon</text:a> </text:p>
          </table:table-cell>
          <table:covered-table-cell table:number-columns-repeated="3" table:style-name="ce30"/>
          <table:table-cell table:number-columns-repeated="6"/>
          <table:table-cell table:style-name="ce28"/>
          <table:table-cell table:number-columns-repeated="1011"/>
        </table:table-row>
        <table:table-row table:style-name="ro8">
          <table:table-cell table:number-columns-repeated="2"/>
          <table:table-cell table:style-name="ce30" office:value-type="string" table:number-columns-spanned="4" table:number-rows-spanned="1">
            <text:p><text:a xlink:href="https://www.astroarts.co.jp/alacarte/kiso/kiso02-j.shtml">https://www.astroarts.co.jp/alacarte/kiso/kiso02-j.shtml</text:a> 天球と座標系</text:p>
          </table:table-cell>
          <table:covered-table-cell table:style-name="ce30" office:value-type="string">
            <text:p><text:a xlink:href="https://www.astroarts.co.jp/alacarte/kiso/kiso02-j.shtml">https://www.astroarts.co.jp/alacarte/kiso/kiso02-j.shtml</text:a> 天球と座標系</text:p>
          </table:covered-table-cell>
          <table:covered-table-cell table:style-name="ce30" office:value-type="string">
            <text:p><text:a xlink:href="https://www.astroarts.co.jp/alacarte/kiso/kiso02-j.shtml">https://www.astroarts.co.jp/alacarte/kiso/kiso02-j.shtml</text:a> 天球と座標系</text:p>
          </table:covered-table-cell>
          <table:covered-table-cell table:style-name="ce30" office:value-type="string">
            <text:p><text:a xlink:href="https://www.astroarts.co.jp/alacarte/kiso/kiso02-j.shtml">https://www.astroarts.co.jp/alacarte/kiso/kiso02-j.shtml</text:a> 天球と座標系</text:p>
          </table:covered-table-cell>
          <table:table-cell table:number-columns-repeated="6"/>
          <table:table-cell table:style-name="ce28"/>
          <table:table-cell table:number-columns-repeated="1011"/>
        </table:table-row>
        <table:table-row table:style-name="ro8">
          <table:table-cell table:number-columns-repeated="2"/>
          <table:table-cell table:style-name="ce30" office:value-type="string" table:number-columns-spanned="4" table:number-rows-spanned="1">
            <text:p><text:a xlink:href="https://translate.google.co.jp/?hl=ja&amp;sl=ar&amp;tl=en&amp;op=translate">https://translate.google.co.jp/?hl=ja&amp;sl=ar&amp;tl=en&amp;op=translate</text:a> <text:a xlink:href="https://translate.google.co.jp/?hl=ja&amp;sl=en&amp;tl=ar&amp;op=translate">https://translate.google.co.jp/?hl=ja&amp;sl=en&amp;tl=ar&amp;op=translate</text:a> </text:p>
          </table:table-cell>
          <table:covered-table-cell table:number-columns-repeated="3" table:style-name="ce30"/>
          <table:table-cell table:number-columns-repeated="6"/>
          <table:table-cell table:style-name="ce28"/>
          <table:table-cell table:number-columns-repeated="1011"/>
        </table:table-row>
        <table:table-row table:style-name="ro8">
          <table:table-cell table:number-columns-repeated="2"/>
          <table:table-cell table:style-name="ce30" office:value-type="string" table:number-columns-spanned="4" table:number-rows-spanned="1">
            <text:p><text:a xlink:href="https://translate.google.co.jp/?hl=ja&amp;sl=en&amp;tl=ar&amp;op=translate">https://translate.google.co.jp/?hl=ja&amp;sl=en&amp;tl=ar&amp;op=translate</text:a> </text:p>
          </table:table-cell>
          <table:covered-table-cell table:number-columns-repeated="3" table:style-name="ce30"/>
          <table:table-cell table:number-columns-repeated="6"/>
          <table:table-cell table:style-name="ce28"/>
          <table:table-cell table:number-columns-repeated="1011"/>
        </table:table-row>
        <table:table-row table:style-name="ro8" table:number-rows-repeated="31">
          <table:table-cell table:number-columns-repeated="12"/>
          <table:table-cell table:style-name="ce28"/>
          <table:table-cell table:number-columns-repeated="1011"/>
        </table:table-row>
        <table:table-row table:style-name="ro8" table:number-rows-repeated="1048331">
          <table:table-cell table:number-columns-repeated="1024"/>
        </table:table-row>
        <table:table-row table:style-name="ro8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unga" svg:font-family="Tung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/</number:text>
      <number:day number:style="long"/>
      <number:text>  </number:text>
      <number:hours/>
      <number:minutes number:style="long"/>
    </number:date-style>
    <number:date-style style:name="N111">
      <number:month number:style="long"/>
      <number:day number:style="long"/>
      <number:text>  </number:text>
      <number:hours/>
      <number:minutes number:style="long"/>
    </number:date-style>
    <number:date-style style:name="N112">
      <number:month number:style="long"/>
      <number:day number:style="long"/>
      <number:text>-</number:text>
      <number:hours number:style="long"/>
      <number:minutes number:style="long"/>
    </number:date-style>
    <number:date-style style:name="N113">
      <number:month number:style="long"/>
      <number:day number:style="long"/>
    </number:date-style>
    <number:number-style style:name="N114">
      <number:text>18</number:text>
    </number:number-style>
    <number:time-style style:name="N115">
      <number:hours number:style="long"/>
      <number:text>:</number:text>
      <number:minutes number:style="long"/>
    </number:tim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7-24">2022/07/24</text:date>, <text:time>10:48:15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1-02-24T10:23:48.95</meta:creation-date>
    <dc:date>2022-07-24T10:48:15.39</dc:date>
    <dc:creator>iwabuchi ken</dc:creator>
    <meta:editing-duration>P18DT18H53M41S</meta:editing-duration>
    <meta:editing-cycles>2605</meta:editing-cycles>
    <meta:generator>OpenOffice/4.1.3$Win32 OpenOffice.org_project/413m1$Build-9783</meta:generator>
    <meta:document-statistic meta:table-count="2" meta:cell-count="909" meta:object-count="0"/>
  </office:meta>
</office:document-meta>
</file>